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5" style:family="table-row">
      <style:table-row-properties style:min-row-height="0.3in"/>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5" style:family="table-row">
      <style:table-row-properties style:min-row-height="0.3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3076in"/>
    </style:style>
    <style:style style:name="Table4.B" style:family="table-column">
      <style:table-column-properties style:column-width="1.5674in"/>
    </style:style>
    <style:style style:name="Table4.C" style:family="table-column">
      <style:table-column-properties style:column-width="3.0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3076in"/>
    </style:style>
    <style:style style:name="Table10.B" style:family="table-column">
      <style:table-column-properties style:column-width="1.5674in"/>
    </style:style>
    <style:style style:name="Table10.C" style:family="table-column">
      <style:table-column-properties style:column-width="3.052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9375in"/>
    </style:style>
    <style:style style:name="Table7.B" style:family="table-column">
      <style:table-column-properties style:column-width="2.0625in"/>
    </style:style>
    <style:style style:name="Table7.C" style:family="table-column">
      <style:table-column-properties style:column-width="3.9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924in" style:rel-column-width="6553*"/>
    </style:style>
    <style:style style:name="Table11.J" style:family="table-column">
      <style:table-column-properties style:column-width="0.6931in" style:rel-column-width="6558*"/>
    </style:style>
    <style:style style:name="Table11.A1" style:family="table-cell">
      <style:table-cell-properties fo:padding="0.0382in" fo:border-left="0.5pt solid #000000" fo:border-right="none" fo:border-top="0.5pt solid #000000" fo:border-bottom="0.5pt solid #000000"/>
    </style:style>
    <style:style style:name="Table11.J1" style:family="table-cell">
      <style:table-cell-properties fo:padding="0.0382in" fo:border="0.5pt solid #000000"/>
    </style:style>
    <style:style style:name="Table5" style:family="table">
      <style:table-properties style:width="6.9271in" fo:margin-left="0in" table:align="left"/>
    </style:style>
    <style:style style:name="Table5.A" style:family="table-column">
      <style:table-column-properties style:column-width="1.1535in"/>
    </style:style>
    <style:style style:name="Table5.B" style:family="table-column">
      <style:table-column-properties style:column-width="1.409in"/>
    </style:style>
    <style:style style:name="Table5.C" style:family="table-column">
      <style:table-column-properties style:column-width="1.8125in"/>
    </style:style>
    <style:style style:name="Table5.D"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1.4375in"/>
    </style:style>
    <style:style style:name="Table9.C" style:family="table-column">
      <style:table-column-properties style:column-width="4.4896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3fc1" officeooo:paragraph-rsid="000c3fc1"/>
    </style:style>
    <style:style style:name="P2" style:family="paragraph" style:parent-style-name="Standard">
      <style:text-properties officeooo:rsid="000e27f7" officeooo:paragraph-rsid="000eafd5"/>
    </style:style>
    <style:style style:name="P3" style:family="paragraph" style:parent-style-name="Table_20_Contents">
      <style:text-properties officeooo:rsid="000e27f7" officeooo:paragraph-rsid="000eafd5"/>
    </style:style>
    <style:style style:name="P4" style:family="paragraph" style:parent-style-name="Table_20_Contents">
      <style:text-properties officeooo:rsid="000e27f7" officeooo:paragraph-rsid="000e27f7"/>
    </style:style>
    <style:style style:name="P5" style:family="paragraph" style:parent-style-name="Standard">
      <style:text-properties officeooo:rsid="000eafd5" officeooo:paragraph-rsid="000eafd5"/>
    </style:style>
    <style:style style:name="P6" style:family="paragraph" style:parent-style-name="Standard">
      <style:text-properties officeooo:rsid="0011585e" officeooo:paragraph-rsid="0011585e"/>
    </style:style>
    <style:style style:name="P7" style:family="paragraph" style:parent-style-name="Standard">
      <style:text-properties fo:language="es" fo:country="CO" officeooo:rsid="000c3fc1" officeooo:paragraph-rsid="000c3fc1"/>
    </style:style>
    <style:style style:name="P8" style:family="paragraph" style:parent-style-name="Standard">
      <style:text-properties fo:language="es" fo:country="CO" officeooo:rsid="0032ede0" officeooo:paragraph-rsid="0032ede0"/>
    </style:style>
    <style:style style:name="P9" style:family="paragraph" style:parent-style-name="Table_20_Contents">
      <style:text-properties fo:language="es" fo:country="CO" officeooo:rsid="0032ede0" officeooo:paragraph-rsid="0032ede0"/>
    </style:style>
    <style:style style:name="P10" style:family="paragraph" style:parent-style-name="Standard">
      <style:text-properties fo:language="es" fo:country="CO" officeooo:rsid="0032ede0" officeooo:paragraph-rsid="00369bf5"/>
    </style:style>
    <style:style style:name="P11" style:family="paragraph" style:parent-style-name="Standard">
      <style:text-properties fo:language="es" fo:country="CO" officeooo:rsid="0032ede0" officeooo:paragraph-rsid="003adad2"/>
    </style:style>
    <style:style style:name="P12" style:family="paragraph" style:parent-style-name="Standard">
      <style:text-properties fo:language="es" fo:country="CO" officeooo:rsid="0032ede0" officeooo:paragraph-rsid="005fd503"/>
    </style:style>
    <style:style style:name="P13" style:family="paragraph" style:parent-style-name="Standard">
      <style:text-properties fo:language="es" fo:country="CO" officeooo:rsid="0032ede0" officeooo:paragraph-rsid="00a7d294"/>
    </style:style>
    <style:style style:name="P14" style:family="paragraph" style:parent-style-name="Standard">
      <style:text-properties fo:language="es" fo:country="CO" officeooo:rsid="00369bf5" officeooo:paragraph-rsid="00369bf5"/>
    </style:style>
    <style:style style:name="P15" style:family="paragraph" style:parent-style-name="Standard">
      <style:text-properties fo:language="es" fo:country="CO" officeooo:rsid="003adad2" officeooo:paragraph-rsid="003adad2"/>
    </style:style>
    <style:style style:name="P16" style:family="paragraph" style:parent-style-name="Table_20_Contents">
      <style:text-properties fo:language="es" fo:country="CO" officeooo:rsid="000e27f7" officeooo:paragraph-rsid="000e27f7"/>
    </style:style>
    <style:style style:name="P17" style:family="paragraph" style:parent-style-name="Table_20_Contents">
      <style:text-properties fo:language="es" fo:country="CO" officeooo:rsid="000e27f7" officeooo:paragraph-rsid="000eafd5"/>
    </style:style>
    <style:style style:name="P18" style:family="paragraph" style:parent-style-name="Table_20_Contents">
      <style:text-properties fo:language="es" fo:country="CO" officeooo:rsid="000ff29d" officeooo:paragraph-rsid="000ff29d"/>
    </style:style>
    <style:style style:name="P19" style:family="paragraph" style:parent-style-name="Standard">
      <style:text-properties fo:language="en" fo:country="US" officeooo:rsid="000c3fc1" officeooo:paragraph-rsid="000c3fc1"/>
    </style:style>
    <style:style style:name="P20" style:family="paragraph" style:parent-style-name="Standard">
      <style:text-properties fo:language="en" fo:country="US" officeooo:rsid="000eafd5" officeooo:paragraph-rsid="000eafd5"/>
    </style:style>
    <style:style style:name="P21" style:family="paragraph" style:parent-style-name="Table_20_Contents">
      <style:text-properties fo:language="en" fo:country="US" officeooo:rsid="000eafd5" officeooo:paragraph-rsid="000eafd5"/>
    </style:style>
    <style:style style:name="P22" style:family="paragraph" style:parent-style-name="Standard">
      <style:text-properties fo:language="en" fo:country="US" officeooo:rsid="000e27f7" officeooo:paragraph-rsid="000e27f7"/>
    </style:style>
    <style:style style:name="P23" style:family="paragraph" style:parent-style-name="Standard">
      <style:text-properties fo:language="en" fo:country="US" officeooo:rsid="000e27f7" officeooo:paragraph-rsid="000eafd5"/>
    </style:style>
    <style:style style:name="P24" style:family="paragraph" style:parent-style-name="Standard">
      <style:text-properties fo:language="en" fo:country="US" officeooo:rsid="0011585e" officeooo:paragraph-rsid="0011585e"/>
    </style:style>
    <style:style style:name="P25" style:family="paragraph" style:parent-style-name="Table_20_Contents">
      <style:text-properties fo:language="en" fo:country="US" officeooo:rsid="0011585e" officeooo:paragraph-rsid="0011585e"/>
    </style:style>
    <style:style style:name="P26" style:family="paragraph" style:parent-style-name="Standard">
      <style:text-properties fo:language="en" fo:country="US" officeooo:rsid="0011585e" officeooo:paragraph-rsid="00318b38"/>
    </style:style>
    <style:style style:name="P27" style:family="paragraph" style:parent-style-name="Table_20_Contents">
      <style:text-properties fo:language="en" fo:country="US" officeooo:rsid="0011585e" officeooo:paragraph-rsid="000e27f7"/>
    </style:style>
    <style:style style:name="P28" style:family="paragraph" style:parent-style-name="Standard">
      <style:text-properties fo:language="en" fo:country="US" officeooo:rsid="0011fd2f" officeooo:paragraph-rsid="0011fd2f"/>
    </style:style>
    <style:style style:name="P29" style:family="paragraph" style:parent-style-name="Standard">
      <style:text-properties fo:language="en" fo:country="US" officeooo:rsid="00125e40" officeooo:paragraph-rsid="00125e40"/>
    </style:style>
    <style:style style:name="P30" style:family="paragraph" style:parent-style-name="Standard">
      <style:text-properties fo:language="en" fo:country="US" officeooo:rsid="0013a086" officeooo:paragraph-rsid="0013a086"/>
    </style:style>
    <style:style style:name="P31" style:family="paragraph" style:parent-style-name="Standard">
      <style:text-properties fo:language="en" fo:country="US" officeooo:rsid="001485af" officeooo:paragraph-rsid="001485af"/>
    </style:style>
    <style:style style:name="P32" style:family="paragraph" style:parent-style-name="Standard">
      <style:text-properties fo:language="en" fo:country="US" officeooo:rsid="00151865" officeooo:paragraph-rsid="00151865"/>
    </style:style>
    <style:style style:name="P33" style:family="paragraph" style:parent-style-name="Standard">
      <style:text-properties fo:language="en" fo:country="US" officeooo:rsid="001c4148" officeooo:paragraph-rsid="001c4148"/>
    </style:style>
    <style:style style:name="P34" style:family="paragraph" style:parent-style-name="Standard">
      <style:text-properties fo:language="en" fo:country="US" officeooo:rsid="001c4148" officeooo:paragraph-rsid="002395c7"/>
    </style:style>
    <style:style style:name="P35" style:family="paragraph" style:parent-style-name="Standard">
      <style:text-properties fo:language="en" fo:country="US" officeooo:rsid="001c4148" officeooo:paragraph-rsid="003066ce"/>
    </style:style>
    <style:style style:name="P36" style:family="paragraph" style:parent-style-name="Standard">
      <style:text-properties fo:language="en" fo:country="US" officeooo:rsid="001c4148" officeooo:paragraph-rsid="00369bf5"/>
    </style:style>
    <style:style style:name="P37" style:family="paragraph" style:parent-style-name="Standard">
      <style:text-properties fo:language="en" fo:country="US" officeooo:rsid="001c4148" officeooo:paragraph-rsid="005fd503"/>
    </style:style>
    <style:style style:name="P38" style:family="paragraph" style:parent-style-name="Standard">
      <style:text-properties fo:language="en" fo:country="US" officeooo:rsid="001c4148" officeooo:paragraph-rsid="0074a512"/>
    </style:style>
    <style:style style:name="P39" style:family="paragraph" style:parent-style-name="Standard">
      <style:text-properties fo:language="en" fo:country="US" officeooo:rsid="002395c7" officeooo:paragraph-rsid="002395c7"/>
    </style:style>
    <style:style style:name="P40" style:family="paragraph" style:parent-style-name="Standard">
      <style:text-properties fo:language="en" fo:country="US" officeooo:rsid="002395c7" officeooo:paragraph-rsid="00369bf5"/>
    </style:style>
    <style:style style:name="P41" style:family="paragraph" style:parent-style-name="Standard">
      <style:text-properties fo:language="en" fo:country="US" officeooo:rsid="002395c7" officeooo:paragraph-rsid="005fd503"/>
    </style:style>
    <style:style style:name="P42" style:family="paragraph" style:parent-style-name="Standard">
      <style:text-properties fo:language="en" fo:country="US" officeooo:rsid="002df324" officeooo:paragraph-rsid="002df324"/>
    </style:style>
    <style:style style:name="P43" style:family="paragraph" style:parent-style-name="Standard">
      <style:text-properties fo:language="en" fo:country="US" officeooo:rsid="003066ce" officeooo:paragraph-rsid="003066ce"/>
    </style:style>
    <style:style style:name="P44" style:family="paragraph" style:parent-style-name="Standard">
      <style:text-properties fo:language="en" fo:country="US" officeooo:rsid="003066ce" officeooo:paragraph-rsid="00369bf5"/>
    </style:style>
    <style:style style:name="P45" style:family="paragraph" style:parent-style-name="Standard">
      <style:text-properties fo:language="en" fo:country="US" officeooo:rsid="003066ce" officeooo:paragraph-rsid="005fd503"/>
    </style:style>
    <style:style style:name="P46" style:family="paragraph" style:parent-style-name="Standard">
      <style:text-properties fo:language="en" fo:country="US" officeooo:rsid="005fd503" officeooo:paragraph-rsid="005fd503"/>
    </style:style>
    <style:style style:name="P47" style:family="paragraph" style:parent-style-name="Standard">
      <style:text-properties fo:language="en" fo:country="US" officeooo:rsid="0055a705" officeooo:paragraph-rsid="008ce071"/>
    </style:style>
    <style:style style:name="P48" style:family="paragraph" style:parent-style-name="Standard">
      <style:text-properties fo:language="en" fo:country="US" officeooo:rsid="0068acbd" officeooo:paragraph-rsid="008ce071"/>
    </style:style>
    <style:style style:name="P49" style:family="paragraph" style:parent-style-name="Standard">
      <style:text-properties fo:language="en" fo:country="US" officeooo:rsid="0071378e" officeooo:paragraph-rsid="0071378e"/>
    </style:style>
    <style:style style:name="P50" style:family="paragraph" style:parent-style-name="Table_20_Contents">
      <style:text-properties fo:language="en" fo:country="US" officeooo:rsid="000ff29d" officeooo:paragraph-rsid="000ff29d"/>
    </style:style>
    <style:style style:name="P51" style:family="paragraph" style:parent-style-name="Standard">
      <style:text-properties fo:language="en" fo:country="US" officeooo:rsid="00780f83" officeooo:paragraph-rsid="0013a086"/>
    </style:style>
    <style:style style:name="P52" style:family="paragraph" style:parent-style-name="Standard">
      <style:text-properties fo:language="en" fo:country="US" officeooo:rsid="00780f83" officeooo:paragraph-rsid="00780f83"/>
    </style:style>
    <style:style style:name="P53" style:family="paragraph" style:parent-style-name="Standard">
      <style:text-properties fo:language="en" fo:country="US" officeooo:rsid="0070db76" officeooo:paragraph-rsid="0070db76"/>
    </style:style>
    <style:style style:name="P54" style:family="paragraph" style:parent-style-name="Standard">
      <style:text-properties fo:language="en" fo:country="US" officeooo:rsid="0079dbe7" officeooo:paragraph-rsid="0079dbe7"/>
    </style:style>
    <style:style style:name="P55" style:family="paragraph" style:parent-style-name="Standard">
      <style:text-properties fo:language="en" fo:country="US" officeooo:rsid="007b41d8" officeooo:paragraph-rsid="007b41d8"/>
    </style:style>
    <style:style style:name="P56" style:family="paragraph" style:parent-style-name="Standard">
      <style:text-properties fo:language="en" fo:country="US" officeooo:rsid="0081970e" officeooo:paragraph-rsid="0081970e"/>
    </style:style>
    <style:style style:name="P57" style:family="paragraph" style:parent-style-name="Standard">
      <style:text-properties fo:language="en" fo:country="US" officeooo:rsid="0081970e" officeooo:paragraph-rsid="0088397b"/>
    </style:style>
    <style:style style:name="P58" style:family="paragraph" style:parent-style-name="Standard">
      <style:text-properties fo:language="en" fo:country="US" officeooo:rsid="0081970e" officeooo:paragraph-rsid="008ce071"/>
    </style:style>
    <style:style style:name="P59" style:family="paragraph" style:parent-style-name="Standard">
      <style:text-properties fo:language="en" fo:country="US" officeooo:rsid="0088397b" officeooo:paragraph-rsid="0088397b"/>
    </style:style>
    <style:style style:name="P60" style:family="paragraph" style:parent-style-name="Standard">
      <style:text-properties fo:language="en" fo:country="US" officeooo:rsid="007366fb" officeooo:paragraph-rsid="00593d80"/>
    </style:style>
    <style:style style:name="P61" style:family="paragraph" style:parent-style-name="Standard">
      <style:text-properties fo:language="en" fo:country="US" officeooo:rsid="00900883" officeooo:paragraph-rsid="00900883"/>
    </style:style>
    <style:style style:name="P62" style:family="paragraph" style:parent-style-name="Standard">
      <style:text-properties fo:language="en" fo:country="US" officeooo:rsid="00979e67" officeooo:paragraph-rsid="00979e67"/>
    </style:style>
    <style:style style:name="P63" style:family="paragraph" style:parent-style-name="Standard">
      <style:text-properties fo:language="en" fo:country="US" officeooo:rsid="009851e1" officeooo:paragraph-rsid="009851e1"/>
    </style:style>
    <style:style style:name="P64" style:family="paragraph" style:parent-style-name="Standard">
      <style:text-properties fo:language="en" fo:country="US" officeooo:rsid="009d472f" officeooo:paragraph-rsid="0099bd41"/>
    </style:style>
    <style:style style:name="P65" style:family="paragraph" style:parent-style-name="Standard">
      <style:text-properties fo:language="en" fo:country="US" officeooo:rsid="0063ff03" officeooo:paragraph-rsid="00a00779"/>
    </style:style>
    <style:style style:name="P66" style:family="paragraph" style:parent-style-name="Standard">
      <style:text-properties fo:language="en" fo:country="US" officeooo:rsid="00b493ab" officeooo:paragraph-rsid="00b493ab"/>
    </style:style>
    <style:style style:name="P67" style:family="paragraph" style:parent-style-name="Standard">
      <style:text-properties fo:language="en" fo:country="US" officeooo:rsid="00b5bece" officeooo:paragraph-rsid="00b5bece"/>
    </style:style>
    <style:style style:name="P68" style:family="paragraph" style:parent-style-name="Standard">
      <style:text-properties officeooo:paragraph-rsid="0013a086"/>
    </style:style>
    <style:style style:name="P69" style:family="paragraph" style:parent-style-name="Table_20_Contents">
      <style:text-properties officeooo:paragraph-rsid="0013a086"/>
    </style:style>
    <style:style style:name="P70" style:family="paragraph" style:parent-style-name="Standard">
      <style:text-properties officeooo:paragraph-rsid="00318b38"/>
    </style:style>
    <style:style style:name="P71" style:family="paragraph" style:parent-style-name="Table_20_Contents">
      <style:text-properties officeooo:paragraph-rsid="00318b38"/>
    </style:style>
    <style:style style:name="P72" style:family="paragraph" style:parent-style-name="Standard">
      <style:text-properties officeooo:paragraph-rsid="003adad2"/>
    </style:style>
    <style:style style:name="P73" style:family="paragraph" style:parent-style-name="Standard">
      <style:text-properties officeooo:paragraph-rsid="0032ede0"/>
    </style:style>
    <style:style style:name="P74" style:family="paragraph" style:parent-style-name="Standard">
      <style:text-properties officeooo:paragraph-rsid="00369bf5"/>
    </style:style>
    <style:style style:name="P75" style:family="paragraph" style:parent-style-name="Standard">
      <style:text-properties officeooo:rsid="00593d80" officeooo:paragraph-rsid="008ce071"/>
    </style:style>
    <style:style style:name="P76" style:family="paragraph" style:parent-style-name="Standard">
      <style:text-properties officeooo:rsid="00593d80" officeooo:paragraph-rsid="0099bd41"/>
    </style:style>
    <style:style style:name="P77" style:family="paragraph" style:parent-style-name="Standard">
      <style:text-properties officeooo:rsid="00593d80" officeooo:paragraph-rsid="009e6457"/>
    </style:style>
    <style:style style:name="P78" style:family="paragraph" style:parent-style-name="Standard">
      <style:text-properties officeooo:paragraph-rsid="005fd503"/>
    </style:style>
    <style:style style:name="P79" style:family="paragraph" style:parent-style-name="Standard">
      <style:text-properties officeooo:paragraph-rsid="006124ae"/>
    </style:style>
    <style:style style:name="P80" style:family="paragraph" style:parent-style-name="Standard">
      <style:text-properties officeooo:rsid="0068acbd" officeooo:paragraph-rsid="008ce071"/>
    </style:style>
    <style:style style:name="P81" style:family="paragraph" style:parent-style-name="Standard">
      <style:text-properties officeooo:rsid="00735889" officeooo:paragraph-rsid="008ce071"/>
    </style:style>
    <style:style style:name="P82" style:family="paragraph" style:parent-style-name="Standard">
      <style:text-properties officeooo:paragraph-rsid="0074a512"/>
    </style:style>
    <style:style style:name="P83" style:family="paragraph" style:parent-style-name="Table_20_Contents">
      <style:text-properties officeooo:rsid="000ff29d" officeooo:paragraph-rsid="000ff29d"/>
    </style:style>
    <style:style style:name="P84" style:family="paragraph" style:parent-style-name="Table_20_Contents">
      <style:text-properties officeooo:paragraph-rsid="000eafd5"/>
    </style:style>
    <style:style style:name="P85" style:family="paragraph" style:parent-style-name="Table_20_Contents">
      <style:text-properties officeooo:rsid="0011fd2f" officeooo:paragraph-rsid="0011fd2f"/>
    </style:style>
    <style:style style:name="P86" style:family="paragraph" style:parent-style-name="Table_20_Contents">
      <style:text-properties officeooo:rsid="0011fd2f" officeooo:paragraph-rsid="00318b38"/>
    </style:style>
    <style:style style:name="P87" style:family="paragraph" style:parent-style-name="Table_20_Contents">
      <style:text-properties officeooo:rsid="00125e40" officeooo:paragraph-rsid="00125e40"/>
    </style:style>
    <style:style style:name="P88" style:family="paragraph" style:parent-style-name="Table_20_Contents">
      <style:text-properties officeooo:rsid="0013a086" officeooo:paragraph-rsid="0013a086"/>
    </style:style>
    <style:style style:name="P89" style:family="paragraph" style:parent-style-name="Table_20_Contents">
      <style:text-properties officeooo:rsid="001485af" officeooo:paragraph-rsid="001485af"/>
    </style:style>
    <style:style style:name="P90" style:family="paragraph" style:parent-style-name="Table_20_Contents">
      <style:text-properties officeooo:rsid="00151865" officeooo:paragraph-rsid="00151865"/>
    </style:style>
    <style:style style:name="P91" style:family="paragraph" style:parent-style-name="Table_20_Contents">
      <style:text-properties officeooo:rsid="00161150" officeooo:paragraph-rsid="00161150"/>
    </style:style>
    <style:style style:name="P92" style:family="paragraph" style:parent-style-name="Table_20_Contents">
      <style:text-properties officeooo:rsid="0016c9fd" officeooo:paragraph-rsid="0016c9fd"/>
    </style:style>
    <style:style style:name="P93" style:family="paragraph" style:parent-style-name="Table_20_Contents">
      <style:text-properties officeooo:rsid="0017e5e7" officeooo:paragraph-rsid="0017e5e7"/>
    </style:style>
    <style:style style:name="P94" style:family="paragraph" style:parent-style-name="Table_20_Contents">
      <style:text-properties officeooo:rsid="0017e5e7" officeooo:paragraph-rsid="0025f2b4"/>
    </style:style>
    <style:style style:name="P95" style:family="paragraph" style:parent-style-name="Table_20_Contents">
      <style:text-properties officeooo:rsid="0017e5e7" officeooo:paragraph-rsid="002b255c"/>
    </style:style>
    <style:style style:name="P96" style:family="paragraph" style:parent-style-name="Table_20_Contents">
      <style:text-properties officeooo:rsid="0017e5e7" officeooo:paragraph-rsid="0058e0e1"/>
    </style:style>
    <style:style style:name="P97" style:family="paragraph" style:parent-style-name="Table_20_Contents">
      <style:text-properties officeooo:rsid="0017e5e7" officeooo:paragraph-rsid="007715bb"/>
    </style:style>
    <style:style style:name="P98" style:family="paragraph" style:parent-style-name="Table_20_Contents">
      <style:text-properties officeooo:rsid="0017e5e7" officeooo:paragraph-rsid="007e5ce5"/>
    </style:style>
    <style:style style:name="P99" style:family="paragraph" style:parent-style-name="Table_20_Contents">
      <style:text-properties officeooo:rsid="0017e5e7" officeooo:paragraph-rsid="0039bedb"/>
    </style:style>
    <style:style style:name="P100" style:family="paragraph" style:parent-style-name="Table_20_Contents">
      <style:text-properties officeooo:rsid="0018a3f4" officeooo:paragraph-rsid="0018a3f4"/>
    </style:style>
    <style:style style:name="P101" style:family="paragraph" style:parent-style-name="Table_20_Contents">
      <style:text-properties officeooo:rsid="0018a3f4" officeooo:paragraph-rsid="0025f2b4"/>
    </style:style>
    <style:style style:name="P102" style:family="paragraph" style:parent-style-name="Table_20_Contents">
      <style:text-properties officeooo:rsid="0018a3f4" officeooo:paragraph-rsid="002b255c"/>
    </style:style>
    <style:style style:name="P103" style:family="paragraph" style:parent-style-name="Table_20_Contents">
      <style:text-properties officeooo:rsid="0018a3f4" officeooo:paragraph-rsid="007e5ce5"/>
    </style:style>
    <style:style style:name="P104" style:family="paragraph" style:parent-style-name="Table_20_Contents">
      <style:text-properties officeooo:rsid="0018a3f4" officeooo:paragraph-rsid="0039bedb"/>
    </style:style>
    <style:style style:name="P105" style:family="paragraph" style:parent-style-name="Table_20_Contents">
      <style:text-properties officeooo:rsid="0025f2b4" officeooo:paragraph-rsid="0025f2b4"/>
    </style:style>
    <style:style style:name="P106" style:family="paragraph" style:parent-style-name="Table_20_Contents">
      <style:text-properties officeooo:rsid="0025f2b4" officeooo:paragraph-rsid="00a2ab7b"/>
    </style:style>
    <style:style style:name="P107" style:family="paragraph" style:parent-style-name="Table_20_Contents">
      <style:text-properties officeooo:rsid="0029f4bb" officeooo:paragraph-rsid="0029f4bb"/>
    </style:style>
    <style:style style:name="P108" style:family="paragraph" style:parent-style-name="Table_20_Contents">
      <style:text-properties officeooo:rsid="002b255c" officeooo:paragraph-rsid="002b255c"/>
    </style:style>
    <style:style style:name="P109" style:family="paragraph" style:parent-style-name="Table_20_Contents">
      <style:text-properties officeooo:rsid="002df324" officeooo:paragraph-rsid="002df324"/>
    </style:style>
    <style:style style:name="P110" style:family="paragraph" style:parent-style-name="Table_20_Contents">
      <style:text-properties officeooo:rsid="002f51a1" officeooo:paragraph-rsid="002f51a1"/>
    </style:style>
    <style:style style:name="P111" style:family="paragraph" style:parent-style-name="Table_20_Contents">
      <style:text-properties officeooo:rsid="0039bedb" officeooo:paragraph-rsid="0039bedb"/>
    </style:style>
    <style:style style:name="P112" style:family="paragraph" style:parent-style-name="Table_20_Contents">
      <style:text-properties officeooo:rsid="0058e0e1" officeooo:paragraph-rsid="0058e0e1"/>
    </style:style>
    <style:style style:name="P113" style:family="paragraph" style:parent-style-name="Table_20_Contents">
      <style:text-properties officeooo:rsid="0066e643" officeooo:paragraph-rsid="0066e643"/>
    </style:style>
    <style:style style:name="P114" style:family="paragraph" style:parent-style-name="Table_20_Contents">
      <style:text-properties officeooo:paragraph-rsid="0066e643"/>
    </style:style>
    <style:style style:name="P115" style:family="paragraph" style:parent-style-name="Table_20_Contents">
      <style:text-properties officeooo:rsid="0071378e" officeooo:paragraph-rsid="0071378e"/>
    </style:style>
    <style:style style:name="P116" style:family="paragraph" style:parent-style-name="Table_20_Contents">
      <style:text-properties officeooo:rsid="00716587" officeooo:paragraph-rsid="00716587"/>
    </style:style>
    <style:style style:name="P117" style:family="paragraph" style:parent-style-name="Table_20_Contents">
      <style:text-properties officeooo:rsid="007715bb" officeooo:paragraph-rsid="007715bb"/>
    </style:style>
    <style:style style:name="P118" style:family="paragraph" style:parent-style-name="Table_20_Contents">
      <style:text-properties officeooo:rsid="00780f83" officeooo:paragraph-rsid="00780f83"/>
    </style:style>
    <style:style style:name="P119" style:family="paragraph" style:parent-style-name="Table_20_Contents">
      <style:text-properties officeooo:rsid="0079dbe7" officeooo:paragraph-rsid="0079dbe7"/>
    </style:style>
    <style:style style:name="P120" style:family="paragraph" style:parent-style-name="Table_20_Contents">
      <style:text-properties officeooo:rsid="007c8f4e" officeooo:paragraph-rsid="007c8f4e"/>
    </style:style>
    <style:style style:name="P121" style:family="paragraph" style:parent-style-name="Table_20_Contents">
      <style:text-properties officeooo:rsid="007d659e" officeooo:paragraph-rsid="007d659e"/>
    </style:style>
    <style:style style:name="P122" style:family="paragraph" style:parent-style-name="Table_20_Contents">
      <style:text-properties officeooo:rsid="007e5ce5" officeooo:paragraph-rsid="007e5ce5"/>
    </style:style>
    <style:style style:name="P123" style:family="paragraph" style:parent-style-name="Table_20_Contents">
      <style:text-properties officeooo:rsid="007e5ce5" officeooo:paragraph-rsid="00879d6f"/>
    </style:style>
    <style:style style:name="P124" style:family="paragraph" style:parent-style-name="Table_20_Contents">
      <style:text-properties officeooo:rsid="007e5ce5" officeooo:paragraph-rsid="00909300"/>
    </style:style>
    <style:style style:name="P125" style:family="paragraph" style:parent-style-name="Table_20_Contents">
      <style:text-properties officeooo:rsid="007e5ce5" officeooo:paragraph-rsid="00a3b4be"/>
    </style:style>
    <style:style style:name="P126" style:family="paragraph" style:parent-style-name="Table_20_Contents">
      <style:text-properties officeooo:rsid="007e5ce5" officeooo:paragraph-rsid="00aea91a"/>
    </style:style>
    <style:style style:name="P127" style:family="paragraph" style:parent-style-name="Table_20_Contents">
      <style:text-properties officeooo:rsid="00835ea4" officeooo:paragraph-rsid="00835ea4"/>
    </style:style>
    <style:style style:name="P128" style:family="paragraph" style:parent-style-name="Standard">
      <style:text-properties officeooo:paragraph-rsid="0088397b"/>
    </style:style>
    <style:style style:name="P129" style:family="paragraph" style:parent-style-name="Standard">
      <style:text-properties officeooo:paragraph-rsid="008ce071"/>
    </style:style>
    <style:style style:name="P130" style:family="paragraph" style:parent-style-name="Standard">
      <style:text-properties officeooo:paragraph-rsid="0093c14b"/>
    </style:style>
    <style:style style:name="P131" style:family="paragraph" style:parent-style-name="Standard">
      <style:text-properties officeooo:rsid="0099bd41" officeooo:paragraph-rsid="0099bd41"/>
    </style:style>
    <style:style style:name="P132" style:family="paragraph" style:parent-style-name="Standard">
      <style:text-properties officeooo:rsid="0099bd41" officeooo:paragraph-rsid="009e6457"/>
    </style:style>
    <style:style style:name="P133" style:family="paragraph" style:parent-style-name="Standard">
      <style:text-properties officeooo:rsid="00a00779" officeooo:paragraph-rsid="0032ede0"/>
    </style:style>
    <style:style style:name="P134" style:family="paragraph" style:parent-style-name="Standard">
      <style:text-properties officeooo:rsid="00a00779" officeooo:paragraph-rsid="00a00779"/>
    </style:style>
    <style:style style:name="P135" style:family="paragraph" style:parent-style-name="Standard">
      <style:text-properties officeooo:rsid="00a00779" officeooo:paragraph-rsid="00b0530b"/>
    </style:style>
    <style:style style:name="P136" style:family="paragraph" style:parent-style-name="Standard">
      <style:text-properties officeooo:paragraph-rsid="00a00779"/>
    </style:style>
    <style:style style:name="P137" style:family="paragraph" style:parent-style-name="Standard">
      <style:text-properties officeooo:rsid="00a5a28f" officeooo:paragraph-rsid="00a5a28f"/>
    </style:style>
    <style:style style:name="P138" style:family="paragraph" style:parent-style-name="Table_20_Contents">
      <style:text-properties officeooo:rsid="00a2ab7b" officeooo:paragraph-rsid="00a2ab7b"/>
    </style:style>
    <style:style style:name="P139" style:family="paragraph" style:parent-style-name="Table_20_Contents">
      <style:text-properties officeooo:rsid="00a2ab7b" officeooo:paragraph-rsid="0025f2b4"/>
    </style:style>
    <style:style style:name="P140" style:family="paragraph" style:parent-style-name="Table_20_Contents">
      <style:text-properties officeooo:rsid="00a9b888" officeooo:paragraph-rsid="00a9b888"/>
    </style:style>
    <style:style style:name="P141" style:family="paragraph" style:parent-style-name="Standard">
      <style:text-properties officeooo:paragraph-rsid="00b0530b"/>
    </style:style>
    <style:style style:name="P142" style:family="paragraph" style:parent-style-name="Standard">
      <style:text-properties officeooo:rsid="00b0530b" officeooo:paragraph-rsid="00b0530b"/>
    </style:style>
    <style:style style:name="P143" style:family="paragraph" style:parent-style-name="Table_20_Contents">
      <style:text-properties officeooo:rsid="00aea91a" officeooo:paragraph-rsid="00aea91a"/>
    </style:style>
    <style:style style:name="P144" style:family="paragraph" style:parent-style-name="Table_20_Contents">
      <style:text-properties officeooo:rsid="00b3a77d" officeooo:paragraph-rsid="00b3a77d"/>
    </style:style>
    <style:style style:name="P145" style:family="paragraph" style:parent-style-name="Table_20_Contents">
      <style:text-properties officeooo:rsid="00b467ba" officeooo:paragraph-rsid="00b467ba"/>
    </style:style>
    <style:style style:name="P146" style:family="paragraph" style:parent-style-name="Table_20_Contents">
      <style:text-properties officeooo:rsid="00b5bece" officeooo:paragraph-rsid="00b5bece"/>
    </style:style>
    <style:style style:name="P147" style:family="paragraph" style:parent-style-name="Standard" style:list-style-name="L1">
      <style:text-properties officeooo:paragraph-rsid="00151865"/>
    </style:style>
    <style:style style:name="P148" style:family="paragraph" style:parent-style-name="Standard" style:list-style-name="L1">
      <style:text-properties fo:language="en" fo:country="US" officeooo:rsid="00151865" officeooo:paragraph-rsid="00151865"/>
    </style:style>
    <style:style style:name="P149" style:family="paragraph" style:parent-style-name="Standard" style:list-style-name="L1">
      <style:text-properties fo:language="en" fo:country="US" officeooo:rsid="001a1071" officeooo:paragraph-rsid="001a1071"/>
    </style:style>
    <style:style style:name="P150" style:family="paragraph" style:parent-style-name="Standard" style:list-style-name="L2">
      <style:text-properties fo:language="en" fo:country="US" officeooo:rsid="00b5bece" officeooo:paragraph-rsid="00b5bece"/>
    </style:style>
    <style:style style:name="P151" style:family="paragraph" style:parent-style-name="Standard" style:list-style-name="L2">
      <style:text-properties fo:language="en" fo:country="US" officeooo:rsid="00b5bece" officeooo:paragraph-rsid="00b94471"/>
    </style:style>
    <style:style style:name="P152" style:family="paragraph" style:parent-style-name="Standard" style:list-style-name="L2">
      <style:text-properties fo:language="en" fo:country="US" officeooo:rsid="00b873b2" officeooo:paragraph-rsid="00b94471"/>
    </style:style>
    <style:style style:name="T1" style:family="text">
      <style:text-properties fo:language="es" fo:country="CO"/>
    </style:style>
    <style:style style:name="T2" style:family="text">
      <style:text-properties fo:language="es" fo:country="CO" officeooo:rsid="000ff29d"/>
    </style:style>
    <style:style style:name="T3" style:family="text">
      <style:text-properties fo:language="es" fo:country="CO" officeooo:rsid="000e27f7"/>
    </style:style>
    <style:style style:name="T4" style:family="text">
      <style:text-properties fo:language="es" fo:country="CO" officeooo:rsid="0029f4bb"/>
    </style:style>
    <style:style style:name="T5" style:family="text">
      <style:text-properties fo:language="es" fo:country="CO" officeooo:rsid="00318b38"/>
    </style:style>
    <style:style style:name="T6" style:family="text">
      <style:text-properties fo:language="es" fo:country="CO" officeooo:rsid="0032ede0"/>
    </style:style>
    <style:style style:name="T7" style:family="text">
      <style:text-properties fo:language="es" fo:country="CO" officeooo:rsid="00369bf5"/>
    </style:style>
    <style:style style:name="T8" style:family="text">
      <style:text-properties fo:language="es" fo:country="CO" officeooo:rsid="00375527"/>
    </style:style>
    <style:style style:name="T9" style:family="text">
      <style:text-properties fo:language="es" fo:country="CO" officeooo:rsid="003adad2"/>
    </style:style>
    <style:style style:name="T10" style:family="text">
      <style:text-properties fo:language="es" fo:country="CO" officeooo:rsid="0055a705"/>
    </style:style>
    <style:style style:name="T11" style:family="text">
      <style:text-properties fo:language="es" fo:country="CO" officeooo:rsid="0075beed"/>
    </style:style>
    <style:style style:name="T12" style:family="text">
      <style:text-properties fo:language="es" fo:country="CO" officeooo:rsid="0076cc8f"/>
    </style:style>
    <style:style style:name="T13" style:family="text">
      <style:text-properties fo:language="en" fo:country="US"/>
    </style:style>
    <style:style style:name="T14" style:family="text">
      <style:text-properties fo:language="en" fo:country="US" officeooo:rsid="000ff29d"/>
    </style:style>
    <style:style style:name="T15" style:family="text">
      <style:text-properties fo:language="en" fo:country="US" officeooo:rsid="0011585e"/>
    </style:style>
    <style:style style:name="T16" style:family="text">
      <style:text-properties fo:language="en" fo:country="US" officeooo:rsid="0011fd2f"/>
    </style:style>
    <style:style style:name="T17" style:family="text">
      <style:text-properties fo:language="en" fo:country="US" officeooo:rsid="0013a086"/>
    </style:style>
    <style:style style:name="T18" style:family="text">
      <style:text-properties fo:language="en" fo:country="US" officeooo:rsid="00151865"/>
    </style:style>
    <style:style style:name="T19" style:family="text">
      <style:text-properties fo:language="en" fo:country="US" officeooo:rsid="001a1071"/>
    </style:style>
    <style:style style:name="T20" style:family="text">
      <style:text-properties fo:language="en" fo:country="US" officeooo:rsid="001cc686"/>
    </style:style>
    <style:style style:name="T21" style:family="text">
      <style:text-properties fo:language="en" fo:country="US" officeooo:rsid="0029f4bb"/>
    </style:style>
    <style:style style:name="T22" style:family="text">
      <style:text-properties fo:language="en" fo:country="US" officeooo:rsid="001c4148"/>
    </style:style>
    <style:style style:name="T23" style:family="text">
      <style:text-properties fo:language="en" fo:country="US" officeooo:rsid="003adad2"/>
    </style:style>
    <style:style style:name="T24" style:family="text">
      <style:text-properties fo:language="en" fo:country="US" officeooo:rsid="0055a705"/>
    </style:style>
    <style:style style:name="T25" style:family="text">
      <style:text-properties fo:language="en" fo:country="US" officeooo:rsid="0059feab"/>
    </style:style>
    <style:style style:name="T26" style:family="text">
      <style:text-properties fo:language="en" fo:country="US" officeooo:rsid="005bebc7"/>
    </style:style>
    <style:style style:name="T27" style:family="text">
      <style:text-properties fo:language="en" fo:country="US" officeooo:rsid="005d1f78"/>
    </style:style>
    <style:style style:name="T28" style:family="text">
      <style:text-properties fo:language="en" fo:country="US" officeooo:rsid="005e7fc3"/>
    </style:style>
    <style:style style:name="T29" style:family="text">
      <style:text-properties fo:language="en" fo:country="US" officeooo:rsid="005fd503"/>
    </style:style>
    <style:style style:name="T30" style:family="text">
      <style:text-properties fo:language="en" fo:country="US" officeooo:rsid="001e25ac"/>
    </style:style>
    <style:style style:name="T31" style:family="text">
      <style:text-properties fo:language="en" fo:country="US" officeooo:rsid="002395c7"/>
    </style:style>
    <style:style style:name="T32" style:family="text">
      <style:text-properties fo:language="en" fo:country="US" officeooo:rsid="006124ae"/>
    </style:style>
    <style:style style:name="T33" style:family="text">
      <style:text-properties fo:language="en" fo:country="US" officeooo:rsid="0063ff03"/>
    </style:style>
    <style:style style:name="T34" style:family="text">
      <style:text-properties fo:language="en" fo:country="US" officeooo:rsid="006618a4"/>
    </style:style>
    <style:style style:name="T35" style:family="text">
      <style:text-properties fo:language="en" fo:country="US" officeooo:rsid="0068acbd"/>
    </style:style>
    <style:style style:name="T36" style:family="text">
      <style:text-properties fo:language="en" fo:country="US" officeooo:rsid="006bc177"/>
    </style:style>
    <style:style style:name="T37" style:family="text">
      <style:text-properties fo:language="en" fo:country="US" officeooo:rsid="006eaee6"/>
    </style:style>
    <style:style style:name="T38" style:family="text">
      <style:text-properties fo:language="en" fo:country="US" officeooo:rsid="006edf89"/>
    </style:style>
    <style:style style:name="T39" style:family="text">
      <style:text-properties fo:language="en" fo:country="US" officeooo:rsid="00735889"/>
    </style:style>
    <style:style style:name="T40" style:family="text">
      <style:text-properties fo:language="en" fo:country="US" officeooo:rsid="0074a512"/>
    </style:style>
    <style:style style:name="T41" style:family="text">
      <style:text-properties fo:language="en" fo:country="US" officeooo:rsid="0081970e"/>
    </style:style>
    <style:style style:name="T42" style:family="text">
      <style:text-properties fo:language="en" fo:country="US" officeooo:rsid="0088397b"/>
    </style:style>
    <style:style style:name="T43" style:family="text">
      <style:text-properties fo:language="en" fo:country="US" officeooo:rsid="007b41d8"/>
    </style:style>
    <style:style style:name="T44" style:family="text">
      <style:text-properties fo:language="en" fo:country="US" officeooo:rsid="00956e10"/>
    </style:style>
    <style:style style:name="T45" style:family="text">
      <style:text-properties fo:language="en" fo:country="US" officeooo:rsid="0096e436"/>
    </style:style>
    <style:style style:name="T46" style:family="text">
      <style:text-properties fo:language="en" fo:country="US" officeooo:rsid="0099bd41"/>
    </style:style>
    <style:style style:name="T47" style:family="text">
      <style:text-properties fo:language="en" fo:country="US" officeooo:rsid="0079dbe7"/>
    </style:style>
    <style:style style:name="T48" style:family="text">
      <style:text-properties fo:language="en" fo:country="US" officeooo:rsid="009b9124"/>
    </style:style>
    <style:style style:name="T49" style:family="text">
      <style:text-properties fo:language="en" fo:country="US" officeooo:rsid="009d472f"/>
    </style:style>
    <style:style style:name="T50" style:family="text">
      <style:text-properties fo:language="en" fo:country="US" officeooo:rsid="009e6457"/>
    </style:style>
    <style:style style:name="T51" style:family="text">
      <style:text-properties fo:language="en" fo:country="US" officeooo:rsid="00a00779"/>
    </style:style>
    <style:style style:name="T52" style:family="text">
      <style:text-properties fo:language="en" fo:country="US" officeooo:rsid="00a75ae2"/>
    </style:style>
    <style:style style:name="T53" style:family="text">
      <style:text-properties fo:language="en" fo:country="US" officeooo:rsid="00b0530b"/>
    </style:style>
    <style:style style:name="T54" style:family="text">
      <style:text-properties fo:language="en" fo:country="US" officeooo:rsid="00b1798a"/>
    </style:style>
    <style:style style:name="T55" style:family="text">
      <style:text-properties fo:language="en" fo:country="US" officeooo:rsid="00b20530"/>
    </style:style>
    <style:style style:name="T56" style:family="text">
      <style:text-properties officeooo:rsid="0013a086"/>
    </style:style>
    <style:style style:name="T57" style:family="text">
      <style:text-properties officeooo:rsid="00161150"/>
    </style:style>
    <style:style style:name="T58" style:family="text">
      <style:text-properties officeooo:rsid="0016c9fd"/>
    </style:style>
    <style:style style:name="T59" style:family="text">
      <style:text-properties officeooo:rsid="0017e5e7"/>
    </style:style>
    <style:style style:name="T60" style:family="text">
      <style:text-properties officeooo:rsid="001cc686"/>
    </style:style>
    <style:style style:name="T61" style:family="text">
      <style:text-properties officeooo:rsid="001e25ac"/>
    </style:style>
    <style:style style:name="T62" style:family="text">
      <style:text-properties officeooo:rsid="002027c9"/>
    </style:style>
    <style:style style:name="T63" style:family="text">
      <style:text-properties officeooo:rsid="002395c7"/>
    </style:style>
    <style:style style:name="T64" style:family="text">
      <style:text-properties officeooo:rsid="002b255c"/>
    </style:style>
    <style:style style:name="T65" style:family="text">
      <style:text-properties officeooo:rsid="003066ce"/>
    </style:style>
    <style:style style:name="T66" style:family="text">
      <style:text-properties officeooo:rsid="0011fd2f"/>
    </style:style>
    <style:style style:name="T67" style:family="text">
      <style:text-properties officeooo:rsid="003c9565"/>
    </style:style>
    <style:style style:name="T68" style:family="text">
      <style:text-properties officeooo:rsid="003e797f"/>
    </style:style>
    <style:style style:name="T69" style:family="text">
      <style:text-properties officeooo:rsid="0040f237"/>
    </style:style>
    <style:style style:name="T70" style:family="text">
      <style:text-properties officeooo:rsid="00417098"/>
    </style:style>
    <style:style style:name="T71" style:family="text">
      <style:text-properties officeooo:rsid="0042d187"/>
    </style:style>
    <style:style style:name="T72" style:family="text">
      <style:text-properties officeooo:rsid="0043ef95"/>
    </style:style>
    <style:style style:name="T73" style:family="text">
      <style:text-properties officeooo:rsid="00482e3d"/>
    </style:style>
    <style:style style:name="T74" style:family="text">
      <style:text-properties officeooo:rsid="0049d502"/>
    </style:style>
    <style:style style:name="T75" style:family="text">
      <style:text-properties officeooo:rsid="004e6fe6"/>
    </style:style>
    <style:style style:name="T76" style:family="text">
      <style:text-properties officeooo:rsid="0051fa3c"/>
    </style:style>
    <style:style style:name="T77" style:family="text">
      <style:text-properties officeooo:rsid="00593d80"/>
    </style:style>
    <style:style style:name="T78" style:family="text">
      <style:text-properties officeooo:rsid="005fd503"/>
    </style:style>
    <style:style style:name="T79" style:family="text">
      <style:text-properties officeooo:rsid="0063ff03"/>
    </style:style>
    <style:style style:name="T80" style:family="text">
      <style:text-properties officeooo:rsid="0065a5c1"/>
    </style:style>
    <style:style style:name="T81" style:family="text">
      <style:text-properties officeooo:rsid="0066cfda"/>
    </style:style>
    <style:style style:name="T82" style:family="text">
      <style:text-properties officeooo:rsid="0066e643"/>
    </style:style>
    <style:style style:name="T83" style:family="text">
      <style:text-properties officeooo:rsid="006d2d9c"/>
    </style:style>
    <style:style style:name="T84" style:family="text">
      <style:text-properties officeooo:rsid="0070db76"/>
    </style:style>
    <style:style style:name="T85" style:family="text">
      <style:text-properties officeooo:rsid="00716587"/>
    </style:style>
    <style:style style:name="T86" style:family="text">
      <style:text-properties officeooo:rsid="0076cc8f"/>
    </style:style>
    <style:style style:name="T87" style:family="text">
      <style:text-properties officeooo:rsid="007715bb"/>
    </style:style>
    <style:style style:name="T88" style:family="text">
      <style:text-properties officeooo:rsid="007b41d8"/>
    </style:style>
    <style:style style:name="T89" style:family="text">
      <style:text-properties officeooo:rsid="007d659e"/>
    </style:style>
    <style:style style:name="T90" style:family="text">
      <style:text-properties officeooo:rsid="00861858"/>
    </style:style>
    <style:style style:name="T91" style:family="text">
      <style:text-properties officeooo:rsid="0088397b"/>
    </style:style>
    <style:style style:name="T92" style:family="text">
      <style:text-properties officeooo:rsid="0089965a"/>
    </style:style>
    <style:style style:name="T93" style:family="text">
      <style:text-properties officeooo:rsid="001c4148"/>
    </style:style>
    <style:style style:name="T94" style:family="text">
      <style:text-properties officeooo:rsid="00735889"/>
    </style:style>
    <style:style style:name="T95" style:family="text">
      <style:text-properties officeooo:rsid="007366fb"/>
    </style:style>
    <style:style style:name="T96" style:family="text">
      <style:text-properties officeooo:rsid="0068acbd"/>
    </style:style>
    <style:style style:name="T97" style:family="text">
      <style:text-properties officeooo:rsid="00900883"/>
    </style:style>
    <style:style style:name="T98" style:family="text">
      <style:text-properties officeooo:rsid="00979e67"/>
    </style:style>
    <style:style style:name="T99" style:family="text">
      <style:text-properties officeooo:rsid="0098a3bc"/>
    </style:style>
    <style:style style:name="T100" style:family="text">
      <style:text-properties officeooo:rsid="0098c206"/>
    </style:style>
    <style:style style:name="T101" style:family="text">
      <style:text-properties officeooo:rsid="009d472f"/>
    </style:style>
    <style:style style:name="T102" style:family="text">
      <style:text-properties officeooo:rsid="00a2ab7b"/>
    </style:style>
    <style:style style:name="T103" style:family="text">
      <style:text-properties officeooo:rsid="00a4069f"/>
    </style:style>
    <style:style style:name="T104" style:family="text">
      <style:text-properties officeooo:rsid="00a5a28f"/>
    </style:style>
    <style:style style:name="T105" style:family="text">
      <style:text-properties officeooo:rsid="00a75ae2"/>
    </style:style>
    <style:style style:name="T106" style:family="text">
      <style:text-properties officeooo:rsid="00a7d294"/>
    </style:style>
    <style:style style:name="T107" style:family="text">
      <style:text-properties officeooo:rsid="00ada251"/>
    </style:style>
    <style:style style:name="T108" style:family="text">
      <style:text-properties officeooo:rsid="00adaa27"/>
    </style:style>
    <style:style style:name="T109" style:family="text">
      <style:text-properties officeooo:rsid="00add451"/>
    </style:style>
    <style:style style:name="T110" style:family="text">
      <style:text-properties officeooo:rsid="00aea91a"/>
    </style:style>
    <style:style style:name="T111" style:family="text">
      <style:text-properties officeooo:rsid="00af9c10"/>
    </style:style>
    <style:style style:name="T112" style:family="text">
      <style:text-properties officeooo:rsid="00b467ba"/>
    </style:style>
    <style:style style:name="T113" style:family="text">
      <style:text-properties officeooo:rsid="00b6e961"/>
    </style:style>
    <style:style style:name="T114" style:family="text">
      <style:text-properties officeooo:rsid="00b873b2"/>
    </style:style>
    <style:style style:name="T115" style:family="text">
      <style:text-properties officeooo:rsid="00b94471"/>
    </style:style>
    <style:style style:name="T116" style:family="text">
      <style:text-properties officeooo:rsid="00b5bec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RRADURA V2.0</text:p>
      <text:p text:style-name="P1"/>
      <text:p text:style-name="P1">Hay dos tipos de cerradura: A ( actuador lineal negro – Griego) B ( Lagart – Solenoide)</text:p>
      <text:p text:style-name="P1"/>
      <text:p text:style-name="P1">Cada cerradura tiene un conjunto de pines de salida para energizarla segun su logica de operacion, y otros pines para leer las se<text:span text:style-name="T1">ñales de interruptores.</text:span></text:p>
      <text:p text:style-name="P7"/>
      <text:p text:style-name="P1"><text:span text:style-name="T1">Cerradura tipo A: </text:span><text:span text:style-name="T13">es la compuesta por el pestillo motorizado, que requiere mediante un pulso de 1 segundo la orden para entrar o sacar el pestillo. Adicionalmente dispone de dos salidas que reportan si el pestillo esta en la posicion de afuera o adentro.</text:span></text:p>
      <text:p text:style-name="P19"/>
      <text:p text:style-name="P20">Cuando se da un pulso ( 1 segundo ) para la orden de guardar o sacar el pestillo, se debe esperar hasta que las senales de posicion indiquen si ya llego a la posicio solicitada.</text:p>
      <text:p text:style-name="P19"/>
      <text:p text:style-name="P22"><text:line-break/></text:p>
      <table:table table:name="Table1" table:style-name="Table1">
        <table:table-column table:style-name="Table1.A" table:number-columns-repeated="2"/>
        <table:table-column table:style-name="Table1.C"/>
        <table:table-column table:style-name="Table1.A"/>
        <table:table-row table:style-name="TableLine94776135656688">
          <table:table-cell table:style-name="Table1.A1" office:value-type="string">
            <text:p text:style-name="P4">SE<text:span text:style-name="T1">ÑAL</text:span></text:p>
          </table:table-cell>
          <table:table-cell table:style-name="Table1.A1" office:value-type="string">
            <text:p text:style-name="P16">SENTIDO</text:p>
          </table:table-cell>
          <table:table-cell table:style-name="Table1.A1" office:value-type="string">
            <text:p text:style-name="P50">LOGICA</text:p>
          </table:table-cell>
          <table:table-cell table:style-name="Table1.D1" office:value-type="string">
            <text:p text:style-name="P16">COMENTARIO</text:p>
          </table:table-cell>
        </table:table-row>
        <table:table-row table:style-name="TableLine94776135748816">
          <table:table-cell table:style-name="Table1.A2" office:value-type="string">
            <text:p text:style-name="P16">IA</text:p>
          </table:table-cell>
          <table:table-cell table:style-name="Table1.A2" office:value-type="string">
            <text:p text:style-name="P16">A la cerradura</text:p>
          </table:table-cell>
          <table:table-cell table:style-name="Table1.A2" office:value-type="string">
            <text:p text:style-name="P50">0 ( 1seg): Pulso para iniciar guardar pestillo</text:p>
            <text:p text:style-name="P50">1: No hay orden</text:p>
          </table:table-cell>
          <table:table-cell table:style-name="Table1.D2" office:value-type="string">
            <text:p text:style-name="P16">Ordena guardar el pestillo</text:p>
          </table:table-cell>
        </table:table-row>
        <table:table-row table:style-name="TableLine94776135751248">
          <table:table-cell table:style-name="Table1.A2" office:value-type="string">
            <text:p text:style-name="P16">IB</text:p>
          </table:table-cell>
          <table:table-cell table:style-name="Table1.A2" office:value-type="string">
            <text:p text:style-name="P16">A la cerradura</text:p>
          </table:table-cell>
          <table:table-cell table:style-name="Table1.A2" office:value-type="string">
            <text:p text:style-name="P50">0 ( 1 seg): Pulso iniciar sacar pestillo.</text:p>
            <text:p text:style-name="P50">1: No hay orden</text:p>
          </table:table-cell>
          <table:table-cell table:style-name="Table1.D2" office:value-type="string">
            <text:p text:style-name="P16">Orden sacar el pestillo</text:p>
          </table:table-cell>
        </table:table-row>
        <table:table-row table:style-name="TableLine94776135752144">
          <table:table-cell table:style-name="Table1.A2" office:value-type="string">
            <text:p text:style-name="P27">LI</text:p>
          </table:table-cell>
          <table:table-cell table:style-name="Table1.A2" office:value-type="string">
            <text:p text:style-name="P16">Desde la cerradura</text:p>
          </table:table-cell>
          <table:table-cell table:style-name="Table1.A2" office:value-type="string">
            <text:p text:style-name="P16"/>
          </table:table-cell>
          <table:table-cell table:style-name="Table1.D2" office:value-type="string">
            <text:p text:style-name="P16">Indicador pestillo guardado</text:p>
          </table:table-cell>
        </table:table-row>
        <table:table-row table:style-name="Table1.5">
          <table:table-cell table:style-name="Table1.A2" office:value-type="string">
            <text:p text:style-name="P27">LO</text:p>
          </table:table-cell>
          <table:table-cell table:style-name="Table1.A2" office:value-type="string">
            <text:p text:style-name="P16">Desde la cerradura </text:p>
          </table:table-cell>
          <table:table-cell table:style-name="Table1.A2" office:value-type="string">
            <text:p text:style-name="P16"/>
          </table:table-cell>
          <table:table-cell table:style-name="Table1.D2" office:value-type="string">
            <text:p text:style-name="P16">Indicador pestillo afuera</text:p>
          </table:table-cell>
        </table:table-row>
      </table:table>
      <text:p text:style-name="P22"/>
      <text:p text:style-name="P7"/>
      <text:p text:style-name="P5"><text:span text:style-name="T1">Cerradura tipo B: Esla compuesta por un solenoide que liebar el giro del pestillo, como funciona la de Lagard o la </text:span><text:span text:style-name="T13">de solenoide. Este tipo de cerradura requiere mantener energisado durante el timepo suficiente para que se manualmente se gire el bloqueo del pestillo.</text:span></text:p>
      <text:p text:style-name="P20"/>
      <text:p text:style-name="P20">Maximo disponen de una senal que indica si el solenoide esta liberado o no.</text:p>
      <text:p text:style-name="P7"/>
      <text:p text:style-name="P2"/>
      <table:table table:name="Table2" table:style-name="Table2">
        <table:table-column table:style-name="Table2.A" table:number-columns-repeated="2"/>
        <table:table-column table:style-name="Table2.C"/>
        <table:table-column table:style-name="Table2.A"/>
        <table:table-row table:style-name="TableLine94776135754816">
          <table:table-cell table:style-name="Table2.A1" office:value-type="string">
            <text:p text:style-name="P3">SE<text:span text:style-name="T1">ÑAL</text:span></text:p>
          </table:table-cell>
          <table:table-cell table:style-name="Table2.A1" office:value-type="string">
            <text:p text:style-name="P17">SENTIDO</text:p>
          </table:table-cell>
          <table:table-cell table:style-name="Table2.A1" office:value-type="string">
            <text:p text:style-name="P18">LOGICA</text:p>
          </table:table-cell>
          <table:table-cell table:style-name="Table2.D1" office:value-type="string">
            <text:p text:style-name="P17">COMENTARIO</text:p>
          </table:table-cell>
        </table:table-row>
        <table:table-row table:style-name="TableLine94776135778464">
          <table:table-cell table:style-name="Table2.A2" office:value-type="string">
            <text:p text:style-name="P17">IA</text:p>
          </table:table-cell>
          <table:table-cell table:style-name="Table2.A2" office:value-type="string">
            <text:p text:style-name="P17">A la cerradura</text:p>
          </table:table-cell>
          <table:table-cell table:style-name="Table2.A2" office:value-type="string">
            <text:p text:style-name="P18"><text:span text:style-name="T13">0</text:span> <text:span text:style-name="T13">(X seg) desbloquar cerradura.</text:span></text:p>
            <text:p text:style-name="P50">1: Matener bloqueda cerradura</text:p>
          </table:table-cell>
          <table:table-cell table:style-name="Table2.D2" office:value-type="string">
            <text:p text:style-name="P21">Voltaje para polarizar el embobinado y permitir el giro del pestillo</text:p>
          </table:table-cell>
        </table:table-row>
        <table:table-row table:style-name="TableLine94776135780640">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row table:style-name="TableLine94776135781536">
          <table:table-cell table:style-name="Table2.A2" office:value-type="string">
            <text:p text:style-name="P25">LO</text:p>
          </table:table-cell>
          <table:table-cell table:style-name="Table2.A2" office:value-type="string">
            <text:p text:style-name="P17">Desde la cerradura</text:p>
          </table:table-cell>
          <table:table-cell table:style-name="Table2.A2" office:value-type="string">
            <text:p text:style-name="P50">1: </text:p>
            <text:p text:style-name="P50">0:</text:p>
          </table:table-cell>
          <table:table-cell table:style-name="Table2.D2" office:value-type="string">
            <text:p text:style-name="P84"><text:span text:style-name="T3">Indicador </text:span><text:span text:style-name="T15">pestillo bloqueado</text:span></text:p>
          </table:table-cell>
        </table:table-row>
        <table:table-row table:style-name="Table2.5">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
      <text:p text:style-name="P23"><text:soft-page-break/></text:p>
      <text:p text:style-name="P23"/>
      <text:p text:style-name="P23"/>
      <text:p text:style-name="P5"><text:span text:style-name="T13">Cada <text:s/>puerta, dispone de uno de los tipo de cerradura para su bloqueo. Independientemente del tipo, una puerta dispone de dos senales de sensores, una para indicar si el mecanismo de bloqueo esta en posicion de bloqueo o de apertura </text:span><text:span text:style-name="T14">( SL)</text:span><text:span text:style-name="T13">, y otra senal para indicar el estado de la puerta, cerrada o abierta </text:span><text:span text:style-name="T14">(S</text:span><text:span text:style-name="T2">D</text:span><text:span text:style-name="T14">)</text:span><text:span text:style-name="T13">.</text:span></text:p>
      <text:p text:style-name="P20"/>
      <table:table table:name="Table3" table:style-name="Table3">
        <table:table-column table:style-name="Table3.A" table:number-columns-repeated="3"/>
        <table:table-row table:style-name="TableLine94776135784672">
          <table:table-cell table:style-name="Table3.A1" office:value-type="string">
            <text:p text:style-name="P83">SE<text:span text:style-name="T1">ÑAL</text:span></text:p>
          </table:table-cell>
          <table:table-cell table:style-name="Table3.A1" office:value-type="string">
            <text:p text:style-name="P83">ESTADO</text:p>
          </table:table-cell>
          <table:table-cell table:style-name="Table3.C1" office:value-type="string">
            <text:p text:style-name="P83">SIGNIFICADO</text:p>
          </table:table-cell>
        </table:table-row>
        <table:table-row table:style-name="TableLine94776135803280">
          <table:table-cell table:style-name="Table3.A2" office:value-type="string">
            <text:p text:style-name="P83">SL ( Se<text:span text:style-name="T1">nal</text:span> <text:span text:style-name="T1">bloqueo </text:span><text:span text:style-name="T4">manija</text:span>)</text:p>
          </table:table-cell>
          <table:table-cell table:style-name="Table3.A2" office:value-type="string">
            <text:p text:style-name="P18">1: <text:span text:style-name="T13">Bloq</text:span><text:span text:style-name="T21">ue</text:span><text:span text:style-name="T13">ado mecanismo</text:span></text:p>
            <text:p text:style-name="P50">0: Liberado mecanismo</text:p>
          </table:table-cell>
          <table:table-cell table:style-name="Table3.C2" office:value-type="string">
            <text:p text:style-name="P107">Para las cerraduras tipo 1 que tienen manija que se debe jirar manual y tiene un sensor asociada a su posicion</text:p>
          </table:table-cell>
        </table:table-row>
        <table:table-row table:style-name="TableLine94776135804144">
          <table:table-cell table:style-name="Table3.A2" office:value-type="string">
            <text:p text:style-name="P83">S<text:span text:style-name="T1">D</text:span> (<text:span text:style-name="T1">señ</text:span><text:span text:style-name="T13">al</text:span><text:span text:style-name="T1"> puerta <text:s/></text:span>)</text:p>
          </table:table-cell>
          <table:table-cell table:style-name="Table3.A2" office:value-type="string">
            <text:p text:style-name="P83">1: Abierta</text:p>
            <text:p text:style-name="P83">0: Cerrada</text:p>
          </table:table-cell>
          <table:table-cell table:style-name="Table3.C2" office:value-type="string">
            <text:p text:style-name="P107">Señal generada por los sensores magenitocs o de interurptor que detectan si la puerta fisicamente esta abierta o abierta.</text:p>
          </table:table-cell>
        </table:table-row>
        <table:table-row table:style-name="TableLine94776135804640">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P20"/>
      <text:p text:style-name="P20"/>
      <text:p text:style-name="P24">COMUNICACIONES</text:p>
      <text:p text:style-name="P24"/>
      <text:p text:style-name="P6"><text:span text:style-name="T13">comunicacion serial RS232, con la </text:span><text:span text:style-name="T16">c</text:span><text:span text:style-name="T13">onfiguracion : velocidad 9600bps, 8 bits de datos, 1 bit stop, paridad par.</text:span></text:p>
      <text:p text:style-name="P20"/>
      <text:p text:style-name="P24">PROTOCOLO</text:p>
      <text:p text:style-name="P24"/>
      <text:p text:style-name="P28">Estrucutra de cada frame establecida en el protocolo <text:span text:style-name="T5">desde el controlador al PIC</text:span>:</text:p>
      <text:p text:style-name="P24"/>
      <table:table table:name="Table4" table:style-name="Table4">
        <table:table-column table:style-name="Table4.A"/>
        <table:table-column table:style-name="Table4.B"/>
        <table:table-column table:style-name="Table4.C"/>
        <table:table-row table:style-name="TableLine94776135812480">
          <table:table-cell table:style-name="Table4.A1" office:value-type="string">
            <text:p text:style-name="P85">NOMBRE</text:p>
          </table:table-cell>
          <table:table-cell table:style-name="Table4.A1" office:value-type="string">
            <text:p text:style-name="P85">LONGITUD ( bytes)</text:p>
          </table:table-cell>
          <table:table-cell table:style-name="Table4.C1" office:value-type="string">
            <text:p text:style-name="P85">COMENTARIO</text:p>
          </table:table-cell>
        </table:table-row>
        <table:table-row table:style-name="TableLine94776135829008">
          <table:table-cell table:style-name="Table4.A2" office:value-type="string">
            <text:p text:style-name="P85">Encabezado</text:p>
          </table:table-cell>
          <table:table-cell table:style-name="Table4.A2" office:value-type="string">
            <text:p text:style-name="P85">1</text:p>
          </table:table-cell>
          <table:table-cell table:style-name="Table4.C2" office:value-type="string">
            <text:p text:style-name="P85">Byte 0x03</text:p>
          </table:table-cell>
        </table:table-row>
        <table:table-row table:style-name="TableLine94776135831200">
          <table:table-cell table:style-name="Table4.A2" office:value-type="string">
            <text:p text:style-name="P85">Longitud</text:p>
          </table:table-cell>
          <table:table-cell table:style-name="Table4.A2" office:value-type="string">
            <text:p text:style-name="P85">1</text:p>
          </table:table-cell>
          <table:table-cell table:style-name="Table4.C2" office:value-type="string">
            <text:p text:style-name="P85">Cantidad de bytes incluido los campos: Codigo, Datos, CRC.</text:p>
          </table:table-cell>
        </table:table-row>
        <table:table-row table:style-name="TableLine94776135832032">
          <table:table-cell table:style-name="Table4.A2" office:value-type="string">
            <text:p text:style-name="P85">Codigo</text:p>
          </table:table-cell>
          <table:table-cell table:style-name="Table4.A2" office:value-type="string">
            <text:p text:style-name="P85">1</text:p>
          </table:table-cell>
          <table:table-cell table:style-name="Table4.C2" office:value-type="string">
            <text:p text:style-name="P85">Codigo del comando a ejecutar</text:p>
          </table:table-cell>
        </table:table-row>
        <table:table-row table:style-name="TableLine94776135832976">
          <table:table-cell table:style-name="Table4.A2" office:value-type="string">
            <text:p text:style-name="P85">Datos</text:p>
          </table:table-cell>
          <table:table-cell table:style-name="Table4.A2" office:value-type="string">
            <text:p text:style-name="P85">x</text:p>
          </table:table-cell>
          <table:table-cell table:style-name="Table4.C2" office:value-type="string">
            <text:p text:style-name="P85">Bytes para la ejecucion del comando o respuesta.</text:p>
          </table:table-cell>
        </table:table-row>
        <table:table-row table:style-name="TableLine94776135834000">
          <table:table-cell table:style-name="Table4.A2" office:value-type="string">
            <text:p text:style-name="P85">CRC</text:p>
          </table:table-cell>
          <table:table-cell table:style-name="Table4.A2" office:value-type="string">
            <text:p text:style-name="P85">1</text:p>
          </table:table-cell>
          <table:table-cell table:style-name="Table4.C2" office:value-type="string">
            <text:p text:style-name="P85">CRC calculado como la operacion XOR entre todos los bytes de los campo Longitud, Codigo y Datos.</text:p>
          </table:table-cell>
        </table:table-row>
      </table:table>
      <text:p text:style-name="P24"/>
      <text:p text:style-name="P24"/>
      <text:p text:style-name="P70"><text:span text:style-name="T16">Estrucutra de cada </text:span><text:span text:style-name="T6">respuesta</text:span><text:span text:style-name="T16"> establecida en el protocolo </text:span><text:span text:style-name="T5">desde el <text:s/>PIC </text:span><text:span text:style-name="T6">al Controlador</text:span><text:span text:style-name="T16">:</text:span></text:p>
      <text:p text:style-name="P26"/>
      <table:table table:name="Table10" table:style-name="Table10">
        <table:table-column table:style-name="Table10.A"/>
        <table:table-column table:style-name="Table10.B"/>
        <table:table-column table:style-name="Table10.C"/>
        <table:table-row table:style-name="TableLine94776135836976">
          <table:table-cell table:style-name="Table10.A1" office:value-type="string">
            <text:p text:style-name="P86">NOMBRE</text:p>
          </table:table-cell>
          <table:table-cell table:style-name="Table10.A1" office:value-type="string">
            <text:p text:style-name="P86">LONGITUD ( bytes)</text:p>
          </table:table-cell>
          <table:table-cell table:style-name="Table10.C1" office:value-type="string">
            <text:p text:style-name="P86">COMENTARIO</text:p>
          </table:table-cell>
        </table:table-row>
        <text:soft-page-break/>
        <table:table-row table:style-name="TableLine94776135861424">
          <table:table-cell table:style-name="Table10.A2" office:value-type="string">
            <text:p text:style-name="P86">Encabezado</text:p>
          </table:table-cell>
          <table:table-cell table:style-name="Table10.A2" office:value-type="string">
            <text:p text:style-name="P86">1</text:p>
          </table:table-cell>
          <table:table-cell table:style-name="Table10.C2" office:value-type="string">
            <text:p text:style-name="P86">Byte 0x03</text:p>
          </table:table-cell>
        </table:table-row>
        <table:table-row table:style-name="TableLine94776135863360">
          <table:table-cell table:style-name="Table10.A2" office:value-type="string">
            <text:p text:style-name="P86">Longitud</text:p>
          </table:table-cell>
          <table:table-cell table:style-name="Table10.A2" office:value-type="string">
            <text:p text:style-name="P86">1</text:p>
          </table:table-cell>
          <table:table-cell table:style-name="Table10.C2" office:value-type="string">
            <text:p text:style-name="P86">Cantidad de bytes incluido los campos: Codigo,<text:span text:style-name="T1"> </text:span><text:span text:style-name="T6">Estado,</text:span><text:span text:style-name="T1"> </text:span>Datos, CRC.</text:p>
          </table:table-cell>
        </table:table-row>
        <table:table-row table:style-name="TableLine94776135864192">
          <table:table-cell table:style-name="Table10.A2" office:value-type="string">
            <text:p text:style-name="P86">Codigo</text:p>
          </table:table-cell>
          <table:table-cell table:style-name="Table10.A2" office:value-type="string">
            <text:p text:style-name="P86">1</text:p>
          </table:table-cell>
          <table:table-cell table:style-name="Table10.C2" office:value-type="string">
            <text:p text:style-name="P71"><text:span text:style-name="T66">Codigo del comando a </text:span><text:span text:style-name="T6">responder</text:span></text:p>
          </table:table-cell>
        </table:table-row>
        <table:table-row table:style-name="TableLine94776135864976">
          <table:table-cell table:style-name="Table10.A2" office:value-type="string">
            <text:p text:style-name="P9">Estado operacion</text:p>
          </table:table-cell>
          <table:table-cell table:style-name="Table10.A2" office:value-type="string">
            <text:p text:style-name="P9">1</text:p>
          </table:table-cell>
          <table:table-cell table:style-name="Table10.C2" office:value-type="string">
            <text:p text:style-name="P9">Indica estado de la operación o codigo de error.</text:p>
          </table:table-cell>
        </table:table-row>
        <table:table-row table:style-name="TableLine94776135865760">
          <table:table-cell table:style-name="Table10.A2" office:value-type="string">
            <text:p text:style-name="P86">Datos</text:p>
          </table:table-cell>
          <table:table-cell table:style-name="Table10.A2" office:value-type="string">
            <text:p text:style-name="P86">x</text:p>
          </table:table-cell>
          <table:table-cell table:style-name="Table10.C2" office:value-type="string">
            <text:p text:style-name="P71"><text:span text:style-name="T66">Bytes </text:span><text:span text:style-name="T6">adicionales en al respuesta en caso que sean obtenidos la ejectura el comando</text:span></text:p>
          </table:table-cell>
        </table:table-row>
        <table:table-row table:style-name="TableLine94776135866768">
          <table:table-cell table:style-name="Table10.A2" office:value-type="string">
            <text:p text:style-name="P86">CRC</text:p>
          </table:table-cell>
          <table:table-cell table:style-name="Table10.A2" office:value-type="string">
            <text:p text:style-name="P86">1</text:p>
          </table:table-cell>
          <table:table-cell table:style-name="Table10.C2" office:value-type="string">
            <text:p text:style-name="P86">CRC calculado como la operacion XOR entre todos los bytes de los campo Longitud, Codigo,<text:span text:style-name="T1"> </text:span><text:span text:style-name="T6">Estado</text:span><text:span text:style-name="T1"> </text:span>y Datos.</text:p>
          </table:table-cell>
        </table:table-row>
      </table:table>
      <text:p text:style-name="P26"/>
      <text:p text:style-name="P26"/>
      <text:p text:style-name="P24"/>
      <text:p text:style-name="P30">MEMORIA EEPROM</text:p>
      <text:p text:style-name="P30"/>
      <text:p text:style-name="P30">La memoria EEPROM contiene las llaves de seguridad de cada cerradura, por lo que se usa un mapa especial de informacion.</text:p>
      <text:p text:style-name="P30"/>
      <text:p text:style-name="P68"><text:span text:style-name="T17">El mapa contiene 6 </text:span><text:span text:style-name="T18">bloques</text:span><text:span text:style-name="T17"> especiales para guardar llaves seguras, de los cuales los 3 primeros corresponden a las llaves para las cer</text:span><text:span text:style-name="T18">ra</text:span><text:span text:style-name="T17">duras.</text:span></text:p>
      <text:p text:style-name="P30"/>
      <text:p text:style-name="P30">Cada bloque de llaves esta constituida por un grupo de 5 bytes, de los cuales el primer byte corresponde a las condiciones de acceso del bloque, los siguientes 4 bytes son el valor de la llave</text:p>
      <text:p text:style-name="P30"/>
      <table:table table:name="Table6" table:style-name="Table6">
        <table:table-column table:style-name="Table6.A" table:number-columns-repeated="3"/>
        <table:table-row table:style-name="TableLine94776135870896">
          <table:table-cell table:style-name="Table6.A1" office:value-type="string">
            <text:p text:style-name="P90">BLOQUE</text:p>
          </table:table-cell>
          <table:table-cell table:style-name="Table6.A1" office:value-type="string">
            <text:p text:style-name="P88">DIRECCIONES</text:p>
          </table:table-cell>
          <table:table-cell table:style-name="Table6.C1" office:value-type="string">
            <text:p text:style-name="P88">USO</text:p>
          </table:table-cell>
        </table:table-row>
        <table:table-row table:style-name="TableLine94776135898080">
          <table:table-cell table:style-name="Table6.A2" office:value-type="string">
            <text:p text:style-name="P88">0</text:p>
          </table:table-cell>
          <table:table-cell table:style-name="Table6.A2" office:value-type="string">
            <text:p text:style-name="P88">0x<text:span text:style-name="T97">0</text:span>0 - 0x04</text:p>
          </table:table-cell>
          <table:table-cell table:style-name="Table6.C2" office:value-type="string">
            <text:p text:style-name="P88">Llave cerradura 1</text:p>
          </table:table-cell>
        </table:table-row>
        <table:table-row table:style-name="TableLine94776135899616">
          <table:table-cell table:style-name="Table6.A2" office:value-type="string">
            <text:p text:style-name="P88">1</text:p>
          </table:table-cell>
          <table:table-cell table:style-name="Table6.A2" office:value-type="string">
            <text:p text:style-name="P88">0x05 - 0x09</text:p>
          </table:table-cell>
          <table:table-cell table:style-name="Table6.C2" office:value-type="string">
            <text:p text:style-name="P88">Llave cerradura 2</text:p>
          </table:table-cell>
        </table:table-row>
        <table:table-row table:style-name="TableLine94776135900448">
          <table:table-cell table:style-name="Table6.A2" office:value-type="string">
            <text:p text:style-name="P88">2</text:p>
          </table:table-cell>
          <table:table-cell table:style-name="Table6.A2" office:value-type="string">
            <text:p text:style-name="P88">0x0A - 0x0E</text:p>
          </table:table-cell>
          <table:table-cell table:style-name="Table6.C2" office:value-type="string">
            <text:p text:style-name="P88">Llave cerradura 3</text:p>
          </table:table-cell>
        </table:table-row>
        <table:table-row table:style-name="TableLine94776135901392">
          <table:table-cell table:style-name="Table6.A2" office:value-type="string">
            <text:p text:style-name="P88">3</text:p>
          </table:table-cell>
          <table:table-cell table:style-name="Table6.A2" office:value-type="string">
            <text:p text:style-name="P88">0x0F - 0x13</text:p>
          </table:table-cell>
          <table:table-cell table:style-name="Table6.C2" office:value-type="string">
            <text:p text:style-name="Table_20_Contents"/>
          </table:table-cell>
        </table:table-row>
        <table:table-row table:style-name="TableLine94776135902416">
          <table:table-cell table:style-name="Table6.A2" office:value-type="string">
            <text:p text:style-name="P88">4</text:p>
          </table:table-cell>
          <table:table-cell table:style-name="Table6.A2" office:value-type="string">
            <text:p text:style-name="P88">0x14 - 0x1<text:span text:style-name="T112">8</text:span></text:p>
          </table:table-cell>
          <table:table-cell table:style-name="Table6.C2" office:value-type="string">
            <text:p text:style-name="Table_20_Contents"/>
          </table:table-cell>
        </table:table-row>
        <table:table-row table:style-name="TableLine94776135903584">
          <table:table-cell table:style-name="Table6.A2" office:value-type="string">
            <text:p text:style-name="P88">5</text:p>
          </table:table-cell>
          <table:table-cell table:style-name="Table6.A2" office:value-type="string">
            <text:p text:style-name="P88">0x1<text:span text:style-name="T112">9</text:span> - 0x1<text:span text:style-name="T112">D</text:span></text:p>
          </table:table-cell>
          <table:table-cell table:style-name="Table6.C2" office:value-type="string">
            <text:p text:style-name="P118"/>
          </table:table-cell>
        </table:table-row>
        <table:table-row table:style-name="TableLine94776135904528">
          <table:table-cell table:style-name="Table6.A2" office:value-type="string">
            <text:p text:style-name="P144">6</text:p>
          </table:table-cell>
          <table:table-cell table:style-name="Table6.A2" office:value-type="string">
            <text:p text:style-name="P145">0x1E - 0x22</text:p>
          </table:table-cell>
          <table:table-cell table:style-name="Table6.C2" office:value-type="string">
            <text:p text:style-name="P144">Llave para autenticaion de token</text:p>
          </table:table-cell>
        </table:table-row>
        <table:table-row table:style-name="TableLine94776135905472">
          <table:table-cell table:style-name="Table6.A2" office:value-type="string">
            <text:p text:style-name="P144">7</text:p>
          </table:table-cell>
          <table:table-cell table:style-name="Table6.A2" office:value-type="string">
            <text:p text:style-name="P145">0x23 - 0x27</text:p>
          </table:table-cell>
          <table:table-cell table:style-name="Table6.C2" office:value-type="string">
            <text:p text:style-name="P144">Tiempo ultimo token</text:p>
          </table:table-cell>
        </table:table-row>
      </table:table>
      <text:p text:style-name="P51"/>
      <text:p text:style-name="P24"/>
      <text:p text:style-name="P31">Por defecto cuando el PIC es programado, la EEPROM es escrita con valores 0xFF, por lo que se toma</text:p>
      <text:p text:style-name="P31">ese valor como bloque no inicializado.</text:p>
      <text:p text:style-name="P31"/>
      <text:p text:style-name="P61">Los datos en la memoria EEPROM se escriben en el orden que van llegando, siendo el offset incrementado por nuevo byte que se deba erscribir; estop corresponderia a que en la trama del comando <text:s/>escritura llave el byte de la posicion 5 seria el primer byte escrito en la direccion del bloque ( offset = 0 ).</text:p>
      <text:p text:style-name="P61"><text:soft-page-break/></text:p>
      <text:p text:style-name="P61">Para operaciones matematicas, el byte del offset = 0, corresponde al byte de mayor peso de la llave.</text:p>
      <text:p text:style-name="P31"/>
      <text:p text:style-name="P32">Las condiciones de acceso solo es posible escribirlas solo si el bloque no esta inicializado ( condiciones acceso = 0xFF )</text:p>
      <text:p text:style-name="P31"/>
      <text:p text:style-name="P31">El byte de condiciones de acceso esta definido de la siquiente manera:</text:p>
      <table:table table:name="Table7" table:style-name="Table7">
        <table:table-column table:style-name="Table7.A"/>
        <table:table-column table:style-name="Table7.B"/>
        <table:table-column table:style-name="Table7.C"/>
        <table:table-row table:style-name="TableLine94776135908672">
          <table:table-cell table:style-name="Table7.A1" office:value-type="string">
            <text:p text:style-name="P89">POSICION</text:p>
            <text:p text:style-name="P89">BIT</text:p>
          </table:table-cell>
          <table:table-cell table:style-name="Table7.A1" office:value-type="string">
            <text:p text:style-name="P89">PERMISOS</text:p>
          </table:table-cell>
          <table:table-cell table:style-name="Table7.C1" office:value-type="string">
            <text:p text:style-name="P89">COMENTARIO</text:p>
          </table:table-cell>
        </table:table-row>
        <table:table-row table:style-name="TableLine94776135939968">
          <table:table-cell table:style-name="Table7.A2" office:value-type="string">
            <text:p text:style-name="P89">0</text:p>
          </table:table-cell>
          <table:table-cell table:style-name="Table7.A2" office:value-type="string">
            <text:p text:style-name="P90">Lectura sin autenticacion</text:p>
          </table:table-cell>
          <table:table-cell table:style-name="Table7.C2" office:value-type="string">
            <text:p text:style-name="P90">0= Permitido leer</text:p>
            <text:p text:style-name="P90">1= No permitido leer</text:p>
          </table:table-cell>
        </table:table-row>
        <table:table-row table:style-name="TableLine94776135942032">
          <table:table-cell table:style-name="Table7.A2" office:value-type="string">
            <text:p text:style-name="P89">1</text:p>
          </table:table-cell>
          <table:table-cell table:style-name="Table7.A2" office:value-type="string">
            <text:p text:style-name="P90">Escritura sin autenticacion</text:p>
          </table:table-cell>
          <table:table-cell table:style-name="Table7.C2" office:value-type="string">
            <text:p text:style-name="P90">0= permitido escribir</text:p>
            <text:p text:style-name="P90">1= No permitido escribir</text:p>
          </table:table-cell>
        </table:table-row>
        <table:table-row table:style-name="TableLine94776135942864">
          <table:table-cell table:style-name="Table7.A2" office:value-type="string">
            <text:p text:style-name="P89">2</text:p>
          </table:table-cell>
          <table:table-cell table:style-name="Table7.A2" office:value-type="string">
            <text:p text:style-name="P90">Escritura con autenticacion</text:p>
          </table:table-cell>
          <table:table-cell table:style-name="Table7.C2" office:value-type="string">
            <text:p text:style-name="P90">0= permitido modificar el valor si previamente se confirma la llave actual.</text:p>
            <text:p text:style-name="P90">1= No permite modificar este valor ni autenticandose</text:p>
          </table:table-cell>
        </table:table-row>
        <table:table-row table:style-name="TableLine94776135943648">
          <table:table-cell table:style-name="Table7.A2" office:value-type="string">
            <text:p text:style-name="P89">3</text:p>
          </table:table-cell>
          <table:table-cell table:style-name="Table7.A2" office:value-type="string">
            <text:p text:style-name="P90">Autenticacion</text:p>
          </table:table-cell>
          <table:table-cell table:style-name="Table7.C2" office:value-type="string">
            <text:p text:style-name="P90">0= Permite hacer el proceso de autenticacion de otro proceso usando esta llave.</text:p>
            <text:p text:style-name="P90">1= No permite hacer proceso de autenticaicon de otro proceso usando esta llave</text:p>
          </table:table-cell>
        </table:table-row>
        <table:table-row table:style-name="TableLine94776135944512">
          <table:table-cell table:style-name="Table7.A2" office:value-type="string">
            <text:p text:style-name="P89">4</text:p>
          </table:table-cell>
          <table:table-cell table:style-name="Table7.A2" office:value-type="string">
            <text:p text:style-name="Table_20_Contents"/>
          </table:table-cell>
          <table:table-cell table:style-name="Table7.C2" office:value-type="string">
            <text:p text:style-name="Table_20_Contents"/>
          </table:table-cell>
        </table:table-row>
        <table:table-row table:style-name="TableLine94776135945680">
          <table:table-cell table:style-name="Table7.A2" office:value-type="string">
            <text:p text:style-name="P89">5</text:p>
          </table:table-cell>
          <table:table-cell table:style-name="Table7.A2" office:value-type="string">
            <text:p text:style-name="Table_20_Contents"/>
          </table:table-cell>
          <table:table-cell table:style-name="Table7.C2" office:value-type="string">
            <text:p text:style-name="Table_20_Contents"/>
          </table:table-cell>
        </table:table-row>
        <table:table-row table:style-name="TableLine94776135946624">
          <table:table-cell table:style-name="Table7.A2" office:value-type="string">
            <text:p text:style-name="P89">6</text:p>
          </table:table-cell>
          <table:table-cell table:style-name="Table7.A2" office:value-type="string">
            <text:p text:style-name="Table_20_Contents"/>
          </table:table-cell>
          <table:table-cell table:style-name="Table7.C2" office:value-type="string">
            <text:p text:style-name="Table_20_Contents"/>
          </table:table-cell>
        </table:table-row>
        <table:table-row table:style-name="TableLine94776135947568">
          <table:table-cell table:style-name="Table7.A2" office:value-type="string">
            <text:p text:style-name="P89">7</text:p>
          </table:table-cell>
          <table:table-cell table:style-name="Table7.A2" office:value-type="string">
            <text:p text:style-name="P90">Inicializar bloque</text:p>
          </table:table-cell>
          <table:table-cell table:style-name="Table7.C2" office:value-type="string">
            <text:p text:style-name="P90">1= Permite inicializar las condiciones de acceso y asignar el valor inicial de la llave.</text:p>
            <text:p text:style-name="P90">0= permite modificar las condiciones de acceso del bloque <text:span text:style-name="T57">previa autenticacion.</text:span></text:p>
          </table:table-cell>
        </table:table-row>
      </table:table>
      <text:p text:style-name="P31"/>
      <text:p text:style-name="P24"/>
      <text:p text:style-name="P32">Segun el uso que se quiera dar a un bloque las condiciones de acceso deben ser:</text:p>
      <table:table table:name="Table8" table:style-name="Table8">
        <table:table-column table:style-name="Table8.A"/>
        <table:table-column table:style-name="Table8.B"/>
        <table:table-row table:style-name="TableLine94776135950064">
          <table:table-cell table:style-name="Table8.A1" office:value-type="string">
            <text:p text:style-name="P90">CONDICIONES ACCESO</text:p>
            <text:p text:style-name="P90">(7-0)</text:p>
          </table:table-cell>
          <table:table-cell table:style-name="Table8.B1" office:value-type="string">
            <text:p text:style-name="P90">OPERACIONES PERMITIDAS</text:p>
          </table:table-cell>
        </table:table-row>
        <table:table-row table:style-name="TableLine94776135960384">
          <table:table-cell table:style-name="Table8.A2" office:value-type="string">
            <text:p text:style-name="P91">1xxxxxxx</text:p>
          </table:table-cell>
          <table:table-cell table:style-name="Table8.B2" office:value-type="string">
            <text:p text:style-name="P91">Permite formatear las condiciones de acceso sin autenticacion</text:p>
          </table:table-cell>
        </table:table-row>
        <table:table-row table:style-name="TableLine94776135961712">
          <table:table-cell table:style-name="Table8.A2" office:value-type="string">
            <text:p text:style-name="P91">01110011</text:p>
          </table:table-cell>
          <table:table-cell table:style-name="Table8.B2" office:value-type="string">
            <text:p text:style-name="P91">Permite <text:span text:style-name="T58">formater el bloque para autenticar operaciones </text:span><text:span text:style-name="T60">de apertura o cierre</text:span><text:span text:style-name="T58"> con la cerradura.</text:span></text:p>
            <text:p text:style-name="P92">Permite que se modifique la llave previa autenticacion.</text:p>
          </table:table-cell>
        </table:table-row>
        <table:table-row table:style-name="TableLine94776135962336">
          <table:table-cell table:style-name="Table8.A2" office:value-type="string">
            <text:p text:style-name="Table_20_Contents"/>
          </table:table-cell>
          <table:table-cell table:style-name="Table8.B2" office:value-type="string">
            <text:p text:style-name="Table_20_Contents"/>
          </table:table-cell>
        </table:table-row>
      </table:table>
      <text:p text:style-name="P32"/>
      <text:p text:style-name="P24"/>
      <text:p text:style-name="P24"/>
      <text:p text:style-name="P24"/>
      <text:p text:style-name="P24"/>
      <text:p text:style-name="P24"/>
      <text:p text:style-name="P32"><text:soft-page-break/>Para hacer una operacion con la llaves, se tiene en el programa 2 buffer de memoria especificos para operaciones de intercambio de informacion: </text:p>
      <text:p text:style-name="P32"/>
      <text:list xml:id="list2469718862" text:style-name="L1">
        <text:list-item>
          <text:p text:style-name="P147"><text:span text:style-name="T20">externalKey</text:span><text:span text:style-name="T18">: Buffer de <text:s/>4 bytes donde debe estar la llave de acceso en caso de reqeurirse autenticacion.</text:span></text:p>
        </text:list-item>
        <text:list-item>
          <text:p text:style-name="P148">ValueKey: Buffer de 4 bytes donde debe estar la nueva llave a escribir o la llave leida en la ultima operacion.</text:p>
        </text:list-item>
        <text:list-item>
          <text:p text:style-name="P147"><text:span text:style-name="T19">indexBlock</text:span><text:span text:style-name="T18">: Indice de la llave sobre la cual se va a ejecutar la operacion de escritura, lectura o autenticacion.</text:span></text:p>
        </text:list-item>
        <text:list-item>
          <text:p text:style-name="P149">AccessBlock: Condiciones de acceso en caso que se requiera este byte para una operacion</text:p>
        </text:list-item>
      </text:list>
      <text:p text:style-name="P32"/>
      <text:p text:style-name="P32">OPERACIONES EEPROM</text:p>
      <text:p text:style-name="P32">Sobre la memoria se pueden hacer 3 operaciones: Lectura, escritura y autenticacion.Estas operaciones son posibles segun las condiciones de acceso de cada llave.</text:p>
      <text:p text:style-name="P32"/>
      <text:p text:style-name="P32">La operacion de autenticacion tiene como proposito validar una llave externa contra la llave guardad<text:span text:style-name="T84">a</text:span> en el sector, y en caso de coincidir autorizar un posterior proceso.</text:p>
      <text:p text:style-name="P32"/>
      <text:p text:style-name="P53">En caso que una operacion que requiera llave de seguridad falle consecutivamente 3 veces o mas, el PIC entra en modo bloqueo temporal, generando que ignore cualquie comando por un lapso de 5 minutos. Esto para evitar un ataque de fuerza bruta pretendiendo abrir un apuerta.</text:p>
      <text:p text:style-name="P53"/>
      <text:p text:style-name="P53"/>
      <text:p text:style-name="P52">TOKEN OPERACIONES</text:p>
      <text:p text:style-name="P52"/>
      <text:p text:style-name="P52">Las operaciones de apertura o cierre de cerraduras, son verificadas con un token adicional que debe enviarse con cada uno de estos comandos, solo hasta que el token sea comprobado se procede a activar los correspondientes pines de la cerradura solicitada.</text:p>
      <text:p text:style-name="P52"/>
      <text:p text:style-name="P52">El token es el tiempo transcurrido en segundos desde el 1 enero del 2000, por lo cual cada nueva orden que requiera token debe enviar un tiempo mayor al del comando previo ejecutado. Este tiempo se guarda <text:span text:style-name="T90">a partir de la direccion 0x2</text:span><text:span text:style-name="T98">1</text:span> de la memoria EEPROM del PIC, <text:span text:style-name="T90">donde el byte de mayor peso queda en el offset 0</text:span>; si el tiempo de un token enviado es inferior o igual al que se tiene en la memoria, el comando es rechazado, si por el contrario el tiempo recibido es mayor al guardado, se ejecuta la orden y se actualiza el nuevo tiempo en la memoria. Esto garantiza que no se envie el mismo token para dos comandos.</text:p>
      <text:p text:style-name="P52"/>
      <text:p text:style-name="P62">En la posicion 0x20 de la memoria EEPROM se guarda el byte de bloqueo, para identificar si es la primera vez que se va <text:s/>a escribir el tiempo, ya que cuando se programa el PIC toda la EEPROM queda en 0xFF, asi que si se encuentra el byte de bloqueo en ese valor, se escribe el tiempo recibido directamente en la memoria y posteriormente se cambia el byte de bloqueo a 0x00, a partir de ese momento todas las oepraciones de escritura de tiempo validan que el nuevo valor sea mayor al actualmente en la memoria.</text:p>
      <text:p text:style-name="P62"/>
      <text:p text:style-name="P63">Adicionalmente, para evitar una escritura de token por fuerza bruta, se limita a maximo 3 errores de token consecutivo, luego de esto se cambia amodo retrazo de 5 minutos por cada nuevo comando.</text:p>
      <text:p text:style-name="P52"/>
      <text:p text:style-name="P54">Para codificar el token se requieren los siguientes valores:</text:p>
      <text:p text:style-name="P54">R= dato de 4 bytes generados aleatoriamente. <text:span text:style-name="T109">R0 ES EL VALOR EXTREMO DERECHA.</text:span></text:p>
      <text:p text:style-name="P54"><text:soft-page-break/>D= NOT ( T – K ), donde T es el tiempo en segundos calculado y K es la llave de la cerradura 1 ( bloque 0 ).</text:p>
      <text:p text:style-name="P54">SH= <text:span text:style-name="T88">R2 + </text:span>D0 + ( K3 + K2 ) Truncado a 1B.</text:p>
      <text:p text:style-name="P54">SL= <text:span text:style-name="T88">R1 + </text:span>D0 + ( K1 + K0 ) Truncado a 1B.</text:p>
      <text:p text:style-name="P52"/>
      <text:p text:style-name="P52">El token consta de un valor de 10 bytes dispuesto de la siguiente manera:</text:p>
      <table:table table:name="Table11" table:style-name="Table11">
        <table:table-column table:style-name="Table11.A" table:number-columns-repeated="9"/>
        <table:table-column table:style-name="Table11.J"/>
        <table:table-row table:style-name="TableLine94776135975360">
          <table:table-cell table:style-name="Table11.A1" office:value-type="string">
            <text:p text:style-name="P118">SH</text:p>
          </table:table-cell>
          <table:table-cell table:style-name="Table11.A1" office:value-type="string">
            <text:p text:style-name="P119">R0</text:p>
          </table:table-cell>
          <table:table-cell table:style-name="Table11.A1" office:value-type="string">
            <text:p text:style-name="P119">D1 <text:span text:style-name="T107">+ R2</text:span></text:p>
          </table:table-cell>
          <table:table-cell table:style-name="Table11.A1" office:value-type="string">
            <text:p text:style-name="P119">R1</text:p>
          </table:table-cell>
          <table:table-cell table:style-name="Table11.A1" office:value-type="string">
            <text:p text:style-name="P119">D3 <text:span text:style-name="T107">+ R0</text:span></text:p>
          </table:table-cell>
          <table:table-cell table:style-name="Table11.A1" office:value-type="string">
            <text:p text:style-name="P119">R2</text:p>
          </table:table-cell>
          <table:table-cell table:style-name="Table11.A1" office:value-type="string">
            <text:p text:style-name="P119">D0 <text:span text:style-name="T107">+ R3</text:span></text:p>
          </table:table-cell>
          <table:table-cell table:style-name="Table11.A1" office:value-type="string">
            <text:p text:style-name="P119">R3</text:p>
          </table:table-cell>
          <table:table-cell table:style-name="Table11.A1" office:value-type="string">
            <text:p text:style-name="P119">D2 <text:span text:style-name="T107">+ R1</text:span></text:p>
          </table:table-cell>
          <table:table-cell table:style-name="Table11.J1" office:value-type="string">
            <text:p text:style-name="P119">SL</text:p>
          </table:table-cell>
        </table:table-row>
      </table:table>
      <text:p text:style-name="P52"/>
      <text:p text:style-name="P52"/>
      <text:p text:style-name="P54">Ejemplo:</text:p>
      <text:p text:style-name="P54">Asumiendo que T = 393984000 segundos = 0x177BB800</text:p>
      <text:p text:style-name="P54">K = 0x01020304</text:p>
      <text:p text:style-name="P54">R = 0xF0A8CD63</text:p>
      <text:p text:style-name="P54"/>
      <text:p text:style-name="P54">D = NOT ( 0x177BB800 - 0x01020304 ) = 0x<text:span text:style-name="T88">E9864B03</text:span></text:p>
      <text:p text:style-name="P54"/>
      <text:p text:style-name="P55">SH = 0xA8 + 0x03 + ( 0x01 + 0x02 ) = 0xAE</text:p>
      <text:p text:style-name="P55">SL = 0xCD + 0x03 + ( 0x03 + 0x04 ) = 0xD7</text:p>
      <text:p text:style-name="P55"/>
      <text:p text:style-name="P55">TOKEN = 0x<text:span text:style-name="T108">AE63F3</text:span></text:p>
      <text:p text:style-name="P55"/>
      <text:p text:style-name="P66">Logicamente, cada comando que requiera un envio de token, dee usar la llave del bloque de la opearcion a efectuar como la llave para generar el token, asi por ejkemplo si se quiere formatear el bloque 1 se debe usar la llave definida para ese bloque; igualmente si se quiere abrir una cerradura se debe usar la correspondiente llave para calcular el token que se envia en el token.</text:p>
      <text:p text:style-name="P52"/>
      <text:p text:style-name="P24"/>
      <text:p text:style-name="P24"/>
      <text:p text:style-name="P24"/>
      <text:p text:style-name="P29">COMANDOS</text:p>
      <text:p text:style-name="P29"/>
      <table:table table:name="Table5" table:style-name="Table5">
        <table:table-column table:style-name="Table5.A"/>
        <table:table-column table:style-name="Table5.B"/>
        <table:table-column table:style-name="Table5.C"/>
        <table:table-column table:style-name="Table5.D"/>
        <table:table-row table:style-name="TableLine94776136037264">
          <table:table-cell table:style-name="Table5.A1" office:value-type="string">
            <text:p text:style-name="P87">COMANDO</text:p>
          </table:table-cell>
          <table:table-cell table:style-name="Table5.A1" office:value-type="string">
            <text:p text:style-name="P87">DATOS</text:p>
          </table:table-cell>
          <table:table-cell table:style-name="Table5.A1" office:value-type="string">
            <text:p text:style-name="P93">RESPUESTA</text:p>
          </table:table-cell>
          <table:table-cell table:style-name="Table5.D1" office:value-type="string">
            <text:p text:style-name="P87">COMENTARIO</text:p>
          </table:table-cell>
        </table:table-row>
        <table:table-row table:style-name="TableLine94776136879456">
          <table:table-cell table:style-name="Table5.A2" office:value-type="string">
            <text:p text:style-name="P88">Apertura cerradura</text:p>
            <text:p text:style-name="P88">0x10</text:p>
          </table:table-cell>
          <table:table-cell table:style-name="Table5.A2" office:value-type="string">
            <text:p text:style-name="P88">Id: 1B </text:p>
            <text:p text:style-name="P88">llave:<text:span text:style-name="T59">4B</text:span></text:p>
            <text:p text:style-name="P120"/>
            <text:p text:style-name="P88"/>
          </table:table-cell>
          <table:table-cell table:style-name="Table5.A2" office:value-type="string">
            <text:p text:style-name="P93">0xA0: Operacion ejecutada</text:p>
            <text:p text:style-name="P93"/>
            <text:p text:style-name="P93">0xF0: Error bloque sin inicializar.</text:p>
            <text:p text:style-name="P93">0xF1: Error condiciones acceso</text:p>
            <text:p text:style-name="P93">0xF2: Error llave</text:p>
            <text:p text:style-name="P93"/>
            <text:p text:style-name="P93">0xE0:Error formato</text:p>
            <text:p text:style-name="P93">0xE1:Error CRC</text:p>
            <text:p text:style-name="P93">0xE2:Error comando desconocido</text:p>
            <text:p text:style-name="P93">0xE3: Error de valor</text:p>
            <text:p text:style-name="P100">0xE4: Error numero datos</text:p>
          </table:table-cell>
          <table:table-cell table:style-name="Table5.D2" office:value-type="string">
            <text:p text:style-name="P88">Id: Numero de cerradura ( 1,2,3)</text:p>
            <text:p text:style-name="P69"><text:span text:style-name="T56">llave:N</text:span><text:span text:style-name="T59">4 bytes de llave para autenticar la operacion</text:span></text:p>
          </table:table-cell>
        </table:table-row>
        <text:soft-page-break/>
        <table:table-row table:style-name="TableLine94776137195744">
          <table:table-cell table:style-name="Table5.A2" office:value-type="string">
            <text:p text:style-name="P69"><text:span text:style-name="T62">Bloqueo</text:span><text:span text:style-name="T56"> cerradura</text:span></text:p>
            <text:p text:style-name="P88">0x1<text:span text:style-name="T62">1</text:span></text:p>
          </table:table-cell>
          <table:table-cell table:style-name="Table5.A2" office:value-type="string">
            <text:p text:style-name="P88">Id: 1B </text:p>
            <text:p text:style-name="P88">llave:<text:span text:style-name="T59">4B</text:span></text:p>
            <text:p text:style-name="P88"/>
          </table:table-cell>
          <table:table-cell table:style-name="Table5.A2" office:value-type="string">
            <text:p text:style-name="P93">0xA0: Operacion ejecutada</text:p>
            <text:p text:style-name="P93"/>
            <text:p text:style-name="P93">0xF0: Error bloque sin inicializar.</text:p>
            <text:p text:style-name="P93">0xF1: Error condiciones acceso</text:p>
            <text:p text:style-name="P93">0xF2: Error llave</text:p>
            <text:p text:style-name="P93"/>
            <text:p text:style-name="P93">0xE0:Error formato</text:p>
            <text:p text:style-name="P93">0xE1:Error CRC</text:p>
            <text:p text:style-name="P93">0xE2:Error comando desconocido</text:p>
            <text:p text:style-name="P93">0xE3: Error de valor</text:p>
            <text:p text:style-name="P100">0xE4: Error numero datos</text:p>
          </table:table-cell>
          <table:table-cell table:style-name="Table5.D2" office:value-type="string">
            <text:p text:style-name="P88">Id: Numero de cerradura ( 1,2,3)</text:p>
            <text:p text:style-name="P69"><text:span text:style-name="T56">llave:N</text:span><text:span text:style-name="T59">4 bytes de llave para autenticar la operacion</text:span></text:p>
          </table:table-cell>
        </table:table-row>
        <table:table-row table:style-name="TableLine94776137196640">
          <table:table-cell table:style-name="Table5.A2" office:value-type="string">
            <text:p text:style-name="P88">Apertura cerradura <text:span text:style-name="T89">V2</text:span></text:p>
            <text:p text:style-name="P88">0x1<text:span text:style-name="T89">2</text:span></text:p>
          </table:table-cell>
          <table:table-cell table:style-name="Table5.A2" office:value-type="string">
            <text:p text:style-name="P88">Id: 1B </text:p>
            <text:p text:style-name="P88">llave<text:span text:style-name="T89">Random</text:span>:<text:span text:style-name="T59">4B</text:span></text:p>
            <text:p text:style-name="P121">Token: <text:span text:style-name="T99">10B</text:span></text:p>
            <text:p text:style-name="P120"/>
            <text:p text:style-name="P88"/>
          </table:table-cell>
          <table:table-cell table:style-name="Table5.A2" office:value-type="string">
            <text:p text:style-name="P93">0xA0: Operacion ejecutada</text:p>
            <text:p text:style-name="P93"/>
            <text:p text:style-name="P93">0xF0: Error bloque sin inicializar.</text:p>
            <text:p text:style-name="P93">0xF1: Error condiciones acceso</text:p>
            <text:p text:style-name="P93">0xF2: Error llave</text:p>
            <text:p text:style-name="P122">0xF3: Error token</text:p>
            <text:p text:style-name="P122">0xF4: Error tiempo</text:p>
            <text:p text:style-name="P93"/>
            <text:p text:style-name="P93">0xE0:Error formato</text:p>
            <text:p text:style-name="P93">0xE1:Error CRC</text:p>
            <text:p text:style-name="P93">0xE2:Error comando desconocido</text:p>
            <text:p text:style-name="P93">0xE3: Error de valor</text:p>
            <text:p text:style-name="P100">0xE4: Error numero datos</text:p>
          </table:table-cell>
          <table:table-cell table:style-name="Table5.D2" office:value-type="string">
            <text:p text:style-name="P88">Id: Numero de cerradura ( 1,2,3)</text:p>
            <text:p text:style-name="P69"><text:span text:style-name="T56">llave</text:span><text:span text:style-name="T89">Random</text:span><text:span text:style-name="T56">:N</text:span><text:span text:style-name="T59">4 bytes de llave para autenticar la operacion </text:span><text:span text:style-name="T89">sumado a dato random generado para el token byte a byte.</text:span></text:p>
          </table:table-cell>
        </table:table-row>
        <table:table-row table:style-name="TableLine94776137197696">
          <table:table-cell table:style-name="Table5.A2" office:value-type="string">
            <text:p text:style-name="P69"><text:span text:style-name="T62">Bloqueo</text:span><text:span text:style-name="T56"> cerradura </text:span><text:span text:style-name="T89">V2</text:span></text:p>
            <text:p text:style-name="P88">0x1<text:span text:style-name="T89">3</text:span></text:p>
          </table:table-cell>
          <table:table-cell table:style-name="Table5.A2" office:value-type="string">
            <text:p text:style-name="P88">Id: 1B </text:p>
            <text:p text:style-name="P88">llave<text:span text:style-name="T89">Random</text:span>:<text:span text:style-name="T59">4B</text:span></text:p>
            <text:p text:style-name="P121">Token: <text:span text:style-name="T99">10B</text:span></text:p>
            <text:p text:style-name="P88"/>
            <text:p text:style-name="P127"/>
          </table:table-cell>
          <table:table-cell table:style-name="Table5.A2" office:value-type="string">
            <text:p text:style-name="P93">0xA0: Operacion ejecutada</text:p>
            <text:p text:style-name="P93"/>
            <text:p text:style-name="P93">0xF0: Error bloque sin inicializar.</text:p>
            <text:p text:style-name="P93">0xF1: Error condiciones acceso</text:p>
            <text:p text:style-name="P93">0xF2: Error llave</text:p>
            <text:p text:style-name="P122">0xF3: Error token</text:p>
            <text:p text:style-name="P122">0xF4: Error tiempo</text:p>
            <text:p text:style-name="P93"/>
            <text:p text:style-name="P93">0xE0:Error formato</text:p>
            <text:p text:style-name="P93">0xE1:Error CRC</text:p>
            <text:p text:style-name="P93">0xE2:Error comando desconocido</text:p>
            <text:p text:style-name="P93"><text:soft-page-break/>0xE3: Error de valor</text:p>
            <text:p text:style-name="P100">0xE4: Error numero datos</text:p>
          </table:table-cell>
          <table:table-cell table:style-name="Table5.D2" office:value-type="string">
            <text:p text:style-name="P88">Id: Numero de cerradura ( 1,2,3)</text:p>
            <text:p text:style-name="P69"><text:span text:style-name="T56">llave</text:span><text:span text:style-name="T89">Random</text:span><text:span text:style-name="T56">:N</text:span><text:span text:style-name="T59">4 bytes de llave para autenticar la operacion </text:span><text:span text:style-name="T89">sum</text:span><text:span text:style-name="T100">a</text:span><text:span text:style-name="T89">do al dato random del token byte a byte.</text:span></text:p>
          </table:table-cell>
        </table:table-row>
        <table:table-row table:style-name="TableLine94776137198832">
          <table:table-cell table:style-name="Table5.A2" office:value-type="string">
            <text:p text:style-name="P111">Escritura EEPROM</text:p>
            <text:p text:style-name="P111">0x40</text:p>
          </table:table-cell>
          <table:table-cell table:style-name="Table5.A2" office:value-type="string">
            <text:p text:style-name="P111">Pos:1B</text:p>
            <text:p text:style-name="P111">Dato: 1B</text:p>
          </table:table-cell>
          <table:table-cell table:style-name="Table5.A2" office:value-type="string">
            <text:p text:style-name="P99">0xA0: Operacion ejecutada</text:p>
            <text:p text:style-name="P99"/>
            <text:p text:style-name="P99"/>
            <text:p text:style-name="P99">0xE0:Error formato</text:p>
            <text:p text:style-name="P99">0xE1:Error CRC</text:p>
            <text:p text:style-name="P99">0xE2:Error comando desconocido</text:p>
            <text:p text:style-name="P104">0xE4: Error numero datos</text:p>
          </table:table-cell>
          <table:table-cell table:style-name="Table5.D2" office:value-type="string">
            <text:p text:style-name="P111">Pos: Direccion dentro de la memoria EEPROM.</text:p>
            <text:p text:style-name="P111">Dato: Byte a escribir.</text:p>
            <text:p text:style-name="P111"/>
            <text:p text:style-name="P111">Comando usado apra recuperacion por perdida de llave</text:p>
          </table:table-cell>
        </table:table-row>
        <table:table-row table:style-name="TableLine94776137199840">
          <table:table-cell table:style-name="Table5.A2" office:value-type="string">
            <text:p text:style-name="P106"/>
          </table:table-cell>
          <table:table-cell table:style-name="Table5.A2" office:value-type="string">
            <text:p text:style-name="P139"/>
          </table:table-cell>
          <table:table-cell table:style-name="Table5.A2" office:value-type="string">
            <text:p text:style-name="P101"/>
          </table:table-cell>
          <table:table-cell table:style-name="Table5.D2" office:value-type="string">
            <text:p text:style-name="P139"/>
          </table:table-cell>
        </table:table-row>
        <table:table-row table:style-name="TableLine94776137200896">
          <table:table-cell table:style-name="Table5.A2" office:value-type="string">
            <text:p text:style-name="P105">Formatear bloque</text:p>
            <text:p text:style-name="P105">0x42</text:p>
            <text:p text:style-name="P105"/>
          </table:table-cell>
          <table:table-cell table:style-name="Table5.A2" office:value-type="string">
            <text:p text:style-name="P105">Id:1B</text:p>
            <text:p text:style-name="P105">Condiciones:1B</text:p>
            <text:p text:style-name="P105">llave: 4B</text:p>
          </table:table-cell>
          <table:table-cell table:style-name="Table5.A2" office:value-type="string">
            <text:p text:style-name="P94">0xA0: Operacion ejecutada</text:p>
            <text:p text:style-name="P94"/>
            <text:p text:style-name="P94">0xF1: Error condiciones acceso</text:p>
            <text:p text:style-name="P94">0xF2: Error llave</text:p>
            <text:p text:style-name="P94"/>
            <text:p text:style-name="P94">0xE0:Error formato</text:p>
            <text:p text:style-name="P94">0xE1:Error CRC</text:p>
            <text:p text:style-name="P94">0xE2:Error comando desconocido</text:p>
            <text:p text:style-name="P94">0xE3: Error de valor</text:p>
            <text:p text:style-name="P101">0xE4: Error numero datos</text:p>
          </table:table-cell>
          <table:table-cell table:style-name="Table5.D2" office:value-type="string">
            <text:p text:style-name="P105">Id: Numero de bloque a escribir ( 0 – 7)</text:p>
            <text:p text:style-name="P105">Condiciones: Byte de condiciones de aceso.</text:p>
            <text:p text:style-name="P105">Llave: Llave de seguridad.</text:p>
          </table:table-cell>
        </table:table-row>
        <table:table-row table:style-name="TableLine94776137201952">
          <table:table-cell table:style-name="Table5.A2" office:value-type="string">
            <text:p text:style-name="P138">Cambiar llave</text:p>
            <text:p text:style-name="P105">0x4<text:span text:style-name="T103">3</text:span></text:p>
            <text:p text:style-name="P105"/>
          </table:table-cell>
          <table:table-cell table:style-name="Table5.A2" office:value-type="string">
            <text:p text:style-name="P105">Id:1B</text:p>
            <text:p text:style-name="P105">llave<text:span text:style-name="T102">Random</text:span>: 4B</text:p>
            <text:p text:style-name="P138">token:10B</text:p>
          </table:table-cell>
          <table:table-cell table:style-name="Table5.A2" office:value-type="string">
            <text:p text:style-name="P94">0xA0: Operacion ejecutada</text:p>
            <text:p text:style-name="P94"/>
            <text:p text:style-name="P94">0xF1: Error condiciones acceso</text:p>
            <text:p text:style-name="P94">0xF2: Error llave</text:p>
            <text:p text:style-name="P125">0xF3: Error token</text:p>
            <text:p text:style-name="P125">0xF4: Error tiempo</text:p>
            <text:p text:style-name="P94"/>
            <text:p text:style-name="P94">0xE0:Error formato</text:p>
            <text:p text:style-name="P94">0xE1:Error CRC</text:p>
            <text:p text:style-name="P94">0xE2:Error comando desconocido</text:p>
            <text:p text:style-name="P94">0xE3: Error de valor</text:p>
            <text:p text:style-name="P101">0xE4: Error numero datos</text:p>
          </table:table-cell>
          <table:table-cell table:style-name="Table5.D2" office:value-type="string">
            <text:p text:style-name="P105">Id: Numero de bloque a escribir ( 0 – 7)</text:p>
            <text:p text:style-name="P105">Llave<text:span text:style-name="T102">Random</text:span>: Llave de seguridad <text:span text:style-name="T102">sumada a numero random</text:span>.</text:p>
            <text:p text:style-name="P138">Token: Token seguridad.</text:p>
            <text:p text:style-name="P138"/>
            <text:p text:style-name="P140">Dependiendo de las condiciones de acceso, se permite escribir la llave. Si se tiene activo el permiso de escritura sin autenticacion, los 4 bytes de la llave deben ser sin random, es decir directos.</text:p>
            <text:p text:style-name="P140"/>
            <text:p text:style-name="P140">Si se tiene el permiso de escritura con autenticacion, se valida el token y si es correcto se obtiene de la llave random la llave real, la cual se escribe en memoria.</text:p>
          </table:table-cell>
        </table:table-row>
        <table:table-row table:style-name="TableLine94776137202928">
          <table:table-cell table:style-name="Table5.A2" office:value-type="string">
            <text:p text:style-name="P105">Formatear bloque <text:span text:style-name="T110">V2</text:span></text:p>
            <text:p text:style-name="P105">0x4<text:span text:style-name="T111">4</text:span></text:p>
            <text:p text:style-name="P105"><text:soft-page-break/></text:p>
          </table:table-cell>
          <table:table-cell table:style-name="Table5.A2" office:value-type="string">
            <text:p text:style-name="P105">Id:1B</text:p>
            <text:p text:style-name="P105">Condiciones:1B</text:p>
            <text:p text:style-name="P105">llave<text:span text:style-name="T110">Random</text:span>: 4B</text:p>
            <text:p text:style-name="P143"><text:soft-page-break/>Token: 10B</text:p>
          </table:table-cell>
          <table:table-cell table:style-name="Table5.A2" office:value-type="string">
            <text:p text:style-name="P94">0xA0: Operacion ejecutada</text:p>
            <text:p text:style-name="P94"/>
            <text:p text:style-name="P94"><text:soft-page-break/>0xF1: Error condiciones acceso</text:p>
            <text:p text:style-name="P94">0xF2: Error llave<text:span text:style-name="T110">s</text:span></text:p>
            <text:p text:style-name="P126">0xF3: Error token</text:p>
            <text:p text:style-name="P126">0xF4: Error tiempo</text:p>
            <text:p text:style-name="P94"/>
            <text:p text:style-name="P94">0xE0:Error formato</text:p>
            <text:p text:style-name="P94">0xE1:Error CRC</text:p>
            <text:p text:style-name="P94">0xE2:Error comando desconocido</text:p>
            <text:p text:style-name="P94">0xE3: Error de valor</text:p>
            <text:p text:style-name="P101">0xE4: Error numero datos</text:p>
          </table:table-cell>
          <table:table-cell table:style-name="Table5.D2" office:value-type="string">
            <text:p text:style-name="P105">Id: Numero de bloque a escribir ( 0 – 7)</text:p>
            <text:p text:style-name="P105">Condiciones: Byte de condiciones de <text:soft-page-break/>aceso.</text:p>
            <text:p text:style-name="P105">Llave<text:span text:style-name="T110">Random</text:span>: Llave de seguridad <text:span text:style-name="T110">+ randomico.</text:span></text:p>
            <text:p text:style-name="P143">Token: Token randomico.</text:p>
            <text:p text:style-name="P143"/>
            <text:p text:style-name="P146">Si es la primera vez que se formatea el bloque, la llave de seguridad se escribe com ola llave de acceso al bloque. La llave usada para el token debe ser la lalve para validacion de token.</text:p>
            <text:p text:style-name="P146"/>
            <text:p text:style-name="P146">Si el bloque ya esta inicializado, la llave de seguridad no es escrita, pero si comparada con la <text:s/>llave actual del bloque para permitir el cambio de permisos del bloque.</text:p>
            <text:p text:style-name="P146"/>
            <text:p text:style-name="P146">Si se quiere cambiar la lalve del bloque se debe usaar el coamdno de cambio de llave.</text:p>
          </table:table-cell>
        </table:table-row>
        <table:table-row table:style-name="TableLine94776137203984">
          <table:table-cell table:style-name="Table5.A2" office:value-type="string">
            <text:p text:style-name="P108">Estado sensores</text:p>
            <text:p text:style-name="P108">0x20</text:p>
          </table:table-cell>
          <table:table-cell table:style-name="Table5.A2" office:value-type="string">
            <text:p text:style-name="P108">Id: 1B</text:p>
            <text:p text:style-name="P108"/>
          </table:table-cell>
          <table:table-cell table:style-name="Table5.A2" office:value-type="string">
            <text:p text:style-name="P95">0xE0:Error formato</text:p>
            <text:p text:style-name="P95">0xE1:Error CRC</text:p>
            <text:p text:style-name="P95">0xE2:Error comando desconocido</text:p>
            <text:p text:style-name="P95">0xE3: Error de valor</text:p>
            <text:p text:style-name="P102">0xE4: Error numero dato<text:span text:style-name="T64">s</text:span></text:p>
          </table:table-cell>
          <table:table-cell table:style-name="Table5.D2" office:value-type="string">
            <text:p text:style-name="P108">Id: Numero de cerradura a obtener lectura sensores (1, 2, 3)</text:p>
          </table:table-cell>
        </table:table-row>
        <table:table-row table:style-name="TableLine94776137205040">
          <table:table-cell table:style-name="Table5.A2" office:value-type="string">
            <text:p text:style-name="P111"/>
          </table:table-cell>
          <table:table-cell table:style-name="Table5.A2" office:value-type="string">
            <text:p text:style-name="P111"/>
          </table:table-cell>
          <table:table-cell table:style-name="Table5.A2" office:value-type="string">
            <text:p text:style-name="P104"/>
          </table:table-cell>
          <table:table-cell table:style-name="Table5.D2" office:value-type="string">
            <text:p text:style-name="P111"/>
          </table:table-cell>
        </table:table-row>
        <table:table-row table:style-name="TableLine94776137206096">
          <table:table-cell table:style-name="Table5.A2" office:value-type="string">
            <text:p text:style-name="P112">Version</text:p>
            <text:p text:style-name="P112">0x50</text:p>
          </table:table-cell>
          <table:table-cell table:style-name="Table5.A2" office:value-type="string">
            <text:p text:style-name="P111"/>
          </table:table-cell>
          <table:table-cell table:style-name="Table5.A2" office:value-type="string">
            <text:p text:style-name="P96">0xA0: Operacion ejecutada</text:p>
            <text:p text:style-name="P112">VersionHB</text:p>
            <text:p text:style-name="P112">VersionLB</text:p>
            <text:p text:style-name="P96"/>
            <text:p text:style-name="P96">0xE0:Error formato</text:p>
            <text:p text:style-name="P96">0xE1:Error CRC</text:p>
            <text:p text:style-name="P97">0xE2:Error comando</text:p>
            <text:p text:style-name="P103">0xE4: Error numero datos</text:p>
          </table:table-cell>
          <table:table-cell table:style-name="Table5.D2" office:value-type="string">
            <text:p text:style-name="P112">Obtiene la version del software <text:span text:style-name="T77">donde cada nible de la respuesta es un digito de l aversion, por ejemplo la version 1.0.1 se codifica como 0101</text:span></text:p>
            <text:p text:style-name="P112"/>
          </table:table-cell>
        </table:table-row>
        <table:table-row table:style-name="TableLine94776137207152">
          <table:table-cell table:style-name="Table5.A2" office:value-type="string">
            <text:p text:style-name="P113">Buzzer</text:p>
            <text:p text:style-name="P113">0x52</text:p>
          </table:table-cell>
          <table:table-cell table:style-name="Table5.A2" office:value-type="string">
            <text:p text:style-name="P113">Dato:1B</text:p>
          </table:table-cell>
          <table:table-cell table:style-name="Table5.A2" office:value-type="string">
            <text:p text:style-name="P96">0xA0: Operacion <text:span text:style-name="T82">ejecutada</text:span></text:p>
            <text:p text:style-name="P96"/>
            <text:p text:style-name="P96">0xE0:Error formato</text:p>
            <text:p text:style-name="P96">0xE1:Error CRC</text:p>
            <text:p text:style-name="P97">0xE2:Error comando</text:p>
            <text:p text:style-name="P103">0xE4: Error numero datos</text:p>
          </table:table-cell>
          <table:table-cell table:style-name="Table5.D2" office:value-type="string">
            <text:p text:style-name="P114"><text:span text:style-name="T82">Valor en </text:span><text:span text:style-name="T83">factores de 10ms</text:span><text:span text:style-name="T82"> para encenderse </text:span><text:span text:style-name="T83">el buzzer</text:span></text:p>
          </table:table-cell>
        </table:table-row>
        <table:table-row table:style-name="TableLine94776137208208">
          <table:table-cell table:style-name="Table5.A2" office:value-type="string">
            <text:p text:style-name="P116">Cashbox</text:p>
            <text:p text:style-name="P113">0x<text:span text:style-name="T85">60</text:span></text:p>
          </table:table-cell>
          <table:table-cell table:style-name="Table5.A2" office:value-type="string">
            <text:p text:style-name="P113"/>
          </table:table-cell>
          <table:table-cell table:style-name="Table5.A2" office:value-type="string">
            <text:p text:style-name="P96">0xA0: Operacion <text:span text:style-name="T82">ejecutada</text:span></text:p>
            <text:p text:style-name="P116"><text:soft-page-break/>1B estado sensor</text:p>
            <text:p text:style-name="P96"/>
            <text:p text:style-name="P96">0xE0:Error formato</text:p>
            <text:p text:style-name="P96">0xE1:Error CRC</text:p>
            <text:p text:style-name="P97">0xE2:Error comando</text:p>
            <text:p text:style-name="P103">0xE4: Error numero datos</text:p>
          </table:table-cell>
          <table:table-cell table:style-name="Table5.D2" office:value-type="string">
            <text:p text:style-name="P116">Obtiene el estado del sensor del cashbox</text:p>
          </table:table-cell>
        </table:table-row>
        <table:table-row table:style-name="TableLine94776137209264">
          <table:table-cell table:style-name="Table5.A2" office:value-type="string">
            <text:p text:style-name="P117">Poll</text:p>
            <text:p text:style-name="P117">0x70</text:p>
          </table:table-cell>
          <table:table-cell table:style-name="Table5.A2" office:value-type="string">
            <text:p text:style-name="P113"/>
          </table:table-cell>
          <table:table-cell table:style-name="Table5.A2" office:value-type="string">
            <text:p text:style-name="P96">0xA0: Operacion <text:span text:style-name="T82">ejecutada</text:span></text:p>
            <text:p text:style-name="P116"><text:span text:style-name="T87">2</text:span>B estado <text:span text:style-name="T87">proceso</text:span></text:p>
            <text:p text:style-name="P96"/>
            <text:p text:style-name="P96">0xE0:Error formato</text:p>
            <text:p text:style-name="P96">0xE1:Error CRC</text:p>
            <text:p text:style-name="P97">0xE2:Error comando</text:p>
            <text:p text:style-name="P103">0xE4: Error numero datos</text:p>
          </table:table-cell>
          <table:table-cell table:style-name="Table5.D2" office:value-type="string">
            <text:p text:style-name="P117">Poll a la tarjeta</text:p>
          </table:table-cell>
        </table:table-row>
        <table:table-row table:style-name="TableLine94776137210320">
          <table:table-cell table:style-name="Table5.A2" office:value-type="string">
            <text:p text:style-name="P122">SetToken</text:p>
            <text:p text:style-name="P122">0x80</text:p>
          </table:table-cell>
          <table:table-cell table:style-name="Table5.A2" office:value-type="string">
            <text:p text:style-name="P122">Token:10B</text:p>
          </table:table-cell>
          <table:table-cell table:style-name="Table5.A2" office:value-type="string">
            <text:p text:style-name="P98">0xA0: Operacion <text:span text:style-name="T82">ejecutada</text:span></text:p>
            <text:p text:style-name="P98"/>
            <text:p text:style-name="P123">0xF3: Error token</text:p>
            <text:p text:style-name="P124">0xF4: Error tiempo</text:p>
            <text:p text:style-name="P98"/>
            <text:p text:style-name="P98">0xE0:Error formato</text:p>
            <text:p text:style-name="P98">0xE1:Error CRC</text:p>
            <text:p text:style-name="P98">0xE2:Error comando</text:p>
            <text:p text:style-name="P103">0xE4: Error numero datos</text:p>
          </table:table-cell>
          <table:table-cell table:style-name="Table5.D2" office:value-type="string">
            <text:p text:style-name="P122">Asigna un tiempo de token en la <text:s/>memoria EEPROM.</text:p>
          </table:table-cell>
        </table:table-row>
      </table:table>
      <text:p text:style-name="P29"/>
      <text:p text:style-name="P42">ESTADO SENSORES</text:p>
      <text:p text:style-name="P42"/>
      <text:p text:style-name="P42">La lectura de los sensores, se hace por cada puerta en particular, donde se obtiene un byte de respuesta que indica el nivel logico leido. Segun el tipo de cerradura (A o B) se tiene la siguiente informacion de sensores:</text:p>
      <text:p text:style-name="P42"/>
      <table:table table:name="Table9" table:style-name="Table9">
        <table:table-column table:style-name="Table9.A"/>
        <table:table-column table:style-name="Table9.B"/>
        <table:table-column table:style-name="Table9.C"/>
        <table:table-row table:style-name="TableLine94776137213344">
          <table:table-cell table:style-name="Table9.A1" office:value-type="string">
            <text:p text:style-name="P109">Num bit</text:p>
          </table:table-cell>
          <table:table-cell table:style-name="Table9.A1" office:value-type="string">
            <text:p text:style-name="P109">TIPO A</text:p>
          </table:table-cell>
          <table:table-cell table:style-name="Table9.C1" office:value-type="string">
            <text:p text:style-name="P109">TIPO B</text:p>
          </table:table-cell>
        </table:table-row>
        <table:table-row table:style-name="TableLine94776137232912">
          <table:table-cell table:style-name="Table9.A2" office:value-type="string">
            <text:p text:style-name="P109">7</text:p>
          </table:table-cell>
          <table:table-cell table:style-name="Table9.A2" office:value-type="string">
            <text:p text:style-name="P110">0</text:p>
          </table:table-cell>
          <table:table-cell table:style-name="Table9.C2" office:value-type="string">
            <text:p text:style-name="P110">0</text:p>
          </table:table-cell>
        </table:table-row>
        <table:table-row table:style-name="TableLine94776137235088">
          <table:table-cell table:style-name="Table9.A2" office:value-type="string">
            <text:p text:style-name="P109">6</text:p>
          </table:table-cell>
          <table:table-cell table:style-name="Table9.A2" office:value-type="string">
            <text:p text:style-name="P110">0</text:p>
          </table:table-cell>
          <table:table-cell table:style-name="Table9.C2" office:value-type="string">
            <text:p text:style-name="P110">0</text:p>
          </table:table-cell>
        </table:table-row>
        <table:table-row table:style-name="TableLine94776137235824">
          <table:table-cell table:style-name="Table9.A2" office:value-type="string">
            <text:p text:style-name="P109">5</text:p>
          </table:table-cell>
          <table:table-cell table:style-name="Table9.A2" office:value-type="string">
            <text:p text:style-name="P109">LI</text:p>
          </table:table-cell>
          <table:table-cell table:style-name="Table9.C2" office:value-type="string">
            <text:p text:style-name="P110">0</text:p>
          </table:table-cell>
        </table:table-row>
        <table:table-row table:style-name="TableLine94776137236720">
          <table:table-cell table:style-name="Table9.A2" office:value-type="string">
            <text:p text:style-name="P109">4</text:p>
          </table:table-cell>
          <table:table-cell table:style-name="Table9.A2" office:value-type="string">
            <text:p text:style-name="P109">LO</text:p>
          </table:table-cell>
          <table:table-cell table:style-name="Table9.C2" office:value-type="string">
            <text:p text:style-name="P110">0</text:p>
          </table:table-cell>
        </table:table-row>
        <table:table-row table:style-name="TableLine94776137237696">
          <table:table-cell table:style-name="Table9.A2" office:value-type="string">
            <text:p text:style-name="P109">3</text:p>
          </table:table-cell>
          <table:table-cell table:style-name="Table9.A2" office:value-type="string">
            <text:p text:style-name="P109">0</text:p>
          </table:table-cell>
          <table:table-cell table:style-name="Table9.C2" office:value-type="string">
            <text:p text:style-name="P110">0</text:p>
          </table:table-cell>
        </table:table-row>
        <table:table-row table:style-name="TableLine94776137238592">
          <table:table-cell table:style-name="Table9.A2" office:value-type="string">
            <text:p text:style-name="P109">2</text:p>
          </table:table-cell>
          <table:table-cell table:style-name="Table9.A2" office:value-type="string">
            <text:p text:style-name="P109">0</text:p>
          </table:table-cell>
          <table:table-cell table:style-name="Table9.C2" office:value-type="string">
            <text:p text:style-name="P110">0</text:p>
          </table:table-cell>
        </table:table-row>
        <table:table-row table:style-name="TableLine94776137239488">
          <table:table-cell table:style-name="Table9.A2" office:value-type="string">
            <text:p text:style-name="P109">1</text:p>
          </table:table-cell>
          <table:table-cell table:style-name="Table9.A2" office:value-type="string">
            <text:p text:style-name="P115">0 (cambio V1.0.1)</text:p>
          </table:table-cell>
          <table:table-cell table:style-name="Table9.C2" office:value-type="string">
            <text:p text:style-name="P110">SL</text:p>
          </table:table-cell>
        </table:table-row>
        <table:table-row table:style-name="TableLine94776137240384">
          <table:table-cell table:style-name="Table9.A2" office:value-type="string">
            <text:p text:style-name="P109">0</text:p>
          </table:table-cell>
          <table:table-cell table:style-name="Table9.A2" office:value-type="string">
            <text:p text:style-name="P109">SD</text:p>
          </table:table-cell>
          <table:table-cell table:style-name="Table9.C2" office:value-type="string">
            <text:p text:style-name="P110">SD</text:p>
          </table:table-cell>
        </table:table-row>
        <table:table-row table:style-name="TableLine94776137241200">
          <table:table-cell table:style-name="Table9.A2" office:value-type="string">
            <text:p text:style-name="P109"/>
          </table:table-cell>
          <table:table-cell table:style-name="Table9.A2" office:value-type="string">
            <text:p text:style-name="Table_20_Contents"/>
          </table:table-cell>
          <table:table-cell table:style-name="Table9.C2" office:value-type="string">
            <text:p text:style-name="Table_20_Contents"/>
          </table:table-cell>
        </table:table-row>
      </table:table>
      <text:p text:style-name="P42"/>
      <text:p text:style-name="P49"><text:soft-page-break/>En la version 1.0.1, la cerradura tipo B se le quito el pin destinado a SL para reasignarlo al estado de la bolsa lata.</text:p>
      <text:p text:style-name="P24"/>
      <text:p text:style-name="P33">EJEMPLO TRAMAS</text:p>
      <text:p text:style-name="P33"/>
      <text:p text:style-name="P56">Asignar token nuevo</text:p>
      <text:p text:style-name="P130"><text:span text:style-name="T6">TX (Hex ) = </text:span><text:span text:style-name="T22">03 </text:span><text:span text:style-name="T41">0C</text:span><text:span text:style-name="T22"> </text:span><text:span text:style-name="T41">80</text:span><text:span text:style-name="T22"> </text:span><text:span text:style-name="T43">AE 63 4B CD E9 A8 03 F0 86 D7</text:span><text:span text:style-name="T41"> </text:span><text:span text:style-name="T45">2</text:span><text:span text:style-name="T44">4</text:span></text:p>
      <text:p text:style-name="P56"><text:span text:style-name="T6">RX (Hex ) = </text:span>03 03 42 A0 E1</text:p>
      <text:p text:style-name="P56"/>
      <text:p text:style-name="P59">Hacer poll</text:p>
      <text:p text:style-name="P128"><text:span text:style-name="T6">TX (Hex ) = </text:span><text:span text:style-name="T22">03 </text:span><text:span text:style-name="T41">0</text:span><text:span text:style-name="T42">2</text:span><text:span text:style-name="T22"> </text:span><text:span text:style-name="T42">70</text:span><text:span text:style-name="T41"> </text:span><text:span text:style-name="T42">72</text:span></text:p>
      <text:p text:style-name="P57"><text:span text:style-name="T6">RX (Hex ) = </text:span>03 0<text:span text:style-name="T91">5</text:span> <text:span text:style-name="T91">70</text:span> A0 <text:span text:style-name="T91">00 00</text:span> <text:span text:style-name="T92">D5</text:span></text:p>
      <text:p text:style-name="P57"/>
      <text:p text:style-name="P75">LECTURA VERSION</text:p>
      <text:p text:style-name="P75"><text:span text:style-name="T22">Tx (Hex) = <text:s/>03 0</text:span><text:span text:style-name="T13">2</text:span><text:span text:style-name="T22"> </text:span><text:span text:style-name="T13">50</text:span><text:span text:style-name="T22"> </text:span><text:span text:style-name="T13">5</text:span><text:span text:style-name="T28">2</text:span></text:p>
      <text:p text:style-name="P75"><text:span text:style-name="T6">RX (Hex ) = </text:span><text:span text:style-name="T24">03 0</text:span><text:span text:style-name="T26">5</text:span><text:span text:style-name="T24"> </text:span><text:span text:style-name="T13">5</text:span><text:span text:style-name="T24">0 A0 </text:span><text:span text:style-name="T13">01 0</text:span><text:span text:style-name="T25">1</text:span><text:span text:style-name="T13"> </text:span><text:span text:style-name="T25">F</text:span><text:span text:style-name="T27">A</text:span><text:span text:style-name="T24"> </text:span></text:p>
      <text:p text:style-name="P47"/>
      <text:p text:style-name="P131"><text:span text:style-name="T24">A</text:span><text:span text:style-name="T13">pertura cerradura 1 token random =</text:span><text:span text:style-name="T47">0x</text:span><text:span text:style-name="T48">5B0E900F</text:span><text:span text:style-name="T47">, </text:span><text:span text:style-name="T13">key=0x01020304</text:span></text:p>
      <text:p text:style-name="P76"><text:span text:style-name="T6">TX (Hex ) = </text:span><text:span text:style-name="T22">03 </text:span><text:span text:style-name="T46">1</text:span><text:span text:style-name="T49">1</text:span><text:span text:style-name="T22"> </text:span><text:span text:style-name="T46">12 </text:span><text:span text:style-name="T49">01 </text:span><text:span text:style-name="T48">5C 10 93 13 AB 0F F1 90 D6 0E 9A 5B 4F 31</text:span><text:span text:style-name="T43"> </text:span><text:span text:style-name="T49">6C</text:span></text:p>
      <text:p text:style-name="P64"/>
      <text:p text:style-name="P132"><text:span text:style-name="T50">Bloquear</text:span><text:span text:style-name="T13"> cerradura 1 token random =</text:span><text:span text:style-name="T47">0x</text:span><text:span text:style-name="T48">5B0E900F</text:span><text:span text:style-name="T47">, </text:span><text:span text:style-name="T13">key=0x01020304</text:span></text:p>
      <text:p text:style-name="P77"><text:span text:style-name="T6">TX (Hex ) = </text:span><text:span text:style-name="T22">03 </text:span><text:span text:style-name="T46">1</text:span><text:span text:style-name="T49">1</text:span><text:span text:style-name="T22"> </text:span><text:span text:style-name="T46">1</text:span><text:span text:style-name="T50">3</text:span><text:span text:style-name="T46"> </text:span><text:span text:style-name="T49">01 </text:span><text:span text:style-name="T48">5C 10 93 13 AB 0F F1 90 D6 0E 9A 5B 4F 31 </text:span><text:span text:style-name="T50">6D</text:span></text:p>
      <text:p text:style-name="P47"/>
      <text:p text:style-name="P80"><text:span text:style-name="T24">A</text:span><text:span text:style-name="T13">CTIVACION BUZZER</text:span></text:p>
      <text:p text:style-name="P129"><text:span text:style-name="T22">Tx (Hex) = <text:s/>03 0</text:span><text:span text:style-name="T37">3</text:span><text:span text:style-name="T22"> </text:span><text:span text:style-name="T35">52 </text:span><text:span text:style-name="T36">64</text:span><text:span text:style-name="T35"> </text:span><text:span text:style-name="T36">3</text:span><text:span text:style-name="T38">5</text:span></text:p>
      <text:p text:style-name="P75"><text:span text:style-name="T22">Tx (Hex) = <text:s/>03 0</text:span><text:span text:style-name="T39">3</text:span><text:span text:style-name="T22"> </text:span><text:span text:style-name="T35">52 A0 F0</text:span></text:p>
      <text:p text:style-name="P48"/>
      <text:p text:style-name="P81"><text:span text:style-name="T35">L</text:span><text:span text:style-name="T13">ECTURA SENSOR CASHBOX</text:span></text:p>
      <text:p text:style-name="P129"><text:span text:style-name="T22">Tx (Hex) = <text:s/>03 0</text:span><text:span text:style-name="T39">2</text:span><text:span text:style-name="T22"> </text:span><text:span text:style-name="T39">60</text:span><text:span text:style-name="T35"> </text:span><text:span text:style-name="T39">62</text:span></text:p>
      <text:p text:style-name="P58"><text:span text:style-name="T93">Tx (Hex) = <text:s/>03 0</text:span><text:span text:style-name="T94">4</text:span><text:span text:style-name="T93"> </text:span><text:span text:style-name="T95">60</text:span><text:span text:style-name="T96"> A0 <text:s/></text:span><text:span text:style-name="T94">00 </text:span><text:span text:style-name="T95">C4</text:span></text:p>
      <text:p text:style-name="P33"/>
      <text:p text:style-name="P46">CERRADURA 1 TIPO A</text:p>
      <text:p text:style-name="P33"/>
      <text:p text:style-name="P33">Trama inicializar llave 1 </text:p>
      <text:p text:style-name="P73"><text:span text:style-name="T6">TX (Hex ) = </text:span><text:span text:style-name="T22">03 08 42 00 73 01 02 03 04 </text:span><text:span text:style-name="T33">3D</text:span></text:p>
      <text:p text:style-name="P73"><text:span text:style-name="T6">RX (Hex ) = </text:span>03 03 42 A0 E1</text:p>
      <text:p text:style-name="P133"/>
      <text:p text:style-name="P134">PRUEBA INTENTO CAMBIAR <text:span text:style-name="T104">CONDICIONES ACCESO ERRADO</text:span></text:p>
      <text:p text:style-name="P136"><text:span text:style-name="T6">TX (Hex ) = </text:span><text:span text:style-name="T22">03 08 42 00 73 01 0</text:span><text:span text:style-name="T51">0</text:span><text:span text:style-name="T22"> 03 04 </text:span><text:span text:style-name="T51">3F</text:span></text:p>
      <text:p text:style-name="P134"><text:span text:style-name="T6">RX (Hex ) = </text:span><text:span text:style-name="T33">03 03 42 </text:span><text:span text:style-name="T13">F2</text:span><text:span text:style-name="T33"> E1</text:span></text:p>
      <text:p text:style-name="P65"/>
      <text:p text:style-name="P142"><text:span text:style-name="T33">I</text:span><text:span text:style-name="T13">NICIALIZAR V2 llave 0x01020304 random 0x11121314</text:span></text:p>
      <text:p text:style-name="P141"><text:span text:style-name="T6">TX (Hex ) = </text:span><text:span text:style-name="T22">03 </text:span><text:span text:style-name="T55">12</text:span><text:span text:style-name="T22"> 4</text:span><text:span text:style-name="T53">4</text:span><text:span text:style-name="T22"> 00 73 </text:span><text:span text:style-name="T54">12 14 16 18</text:span><text:span text:style-name="T33"> </text:span><text:span text:style-name="T54">FF FF FF FF FF FF FF FF FF FF FF</text:span></text:p>
      <text:p text:style-name="P135"><text:span text:style-name="T6">RX (Hex ) = </text:span><text:span text:style-name="T33">03 03 42 A0 E1</text:span></text:p>
      <text:p text:style-name="P65"/>
      <text:p text:style-name="P137"><text:span text:style-name="T33">C</text:span><text:span text:style-name="T13">AMBIO LLAVE 1 Kvieja= 0x01020304 Knueva= 0x2021222324 Random= </text:span><text:span text:style-name="T47">0x</text:span><text:span text:style-name="T48">5B0E900F</text:span></text:p>
      <text:p text:style-name="P137">Tx ( Hex ) = 03 <text:span text:style-name="T105">11</text:span> 43 00 7B 2F B2 32 <text:span text:style-name="T48">AB 0F F1 90 D6 0E 9A 5B 4F 31 </text:span><text:span text:style-name="T52">24</text:span></text:p>
      <text:p text:style-name="P13">RX (Hex ) =03 03 <text:span text:style-name="T106">43</text:span> A0 <text:span text:style-name="T106">E0</text:span></text:p>
      <text:p text:style-name="P33"/>
      <text:p text:style-name="P33"><text:soft-page-break/>Abrir cerradura 1 con llave 01020304</text:p>
      <text:p text:style-name="P33">Tx (Hex) = <text:s/>03 0<text:span text:style-name="T61">7</text:span> 10 01 01 02 03 04 <text:span text:style-name="T67">1</text:span><text:span text:style-name="T73">2</text:span> </text:p>
      <text:p text:style-name="P8">RX (Hex ) =03 03 10 A0 B3 </text:p>
      <text:p text:style-name="P38"/>
      <text:p text:style-name="P82"><text:span text:style-name="T40">ERROR LLAVE </text:span><text:span text:style-name="T22">Abrir cerradura 1 con llave </text:span><text:span text:style-name="T40">FFFFFFFF</text:span></text:p>
      <text:p text:style-name="P82"><text:span text:style-name="T22">Tx (Hex) = <text:s/>03 0</text:span><text:span text:style-name="T30">7</text:span><text:span text:style-name="T22"> 10 01 </text:span><text:span text:style-name="T40">FF FF FF FF</text:span><text:span text:style-name="T22"> </text:span><text:span text:style-name="T40">16</text:span></text:p>
      <text:p text:style-name="P33"/>
      <text:p text:style-name="P39">Cerrar cerradura 1 con llave 01020304</text:p>
      <text:p text:style-name="P34">Tx (Hex) = <text:s/>03 0<text:span text:style-name="T61">7</text:span> 1<text:span text:style-name="T63">1</text:span> 01 01 02 03 04 <text:span text:style-name="T68">1</text:span><text:span text:style-name="T74">3</text:span> </text:p>
      <text:p text:style-name="P73"><text:span text:style-name="T6">RX (Hex ) = </text:span>03 03 11 A0 B2</text:p>
      <text:p text:style-name="P34"/>
      <text:p text:style-name="P43">Consulta sensores cerradura 1</text:p>
      <text:p text:style-name="P35">Tx (Hex) = <text:s/>03 0<text:span text:style-name="T65">3</text:span> <text:span text:style-name="T65">20</text:span> 01 <text:span text:style-name="T69">2</text:span><text:span text:style-name="T71">2</text:span> </text:p>
      <text:p text:style-name="P73"><text:span text:style-name="T6">RX (Hex ) = </text:span>03 04 20 A0 33 B7 </text:p>
      <text:p text:style-name="P73"/>
      <text:p text:style-name="P46">CERRADURA 2 TIPO A</text:p>
      <text:p text:style-name="P37"/>
      <text:p text:style-name="P37">Trama inicializar llave <text:span text:style-name="T78">2</text:span> </text:p>
      <text:p text:style-name="P37"><text:span text:style-name="T6">TX (Hex ) = </text:span>03 08 42 0<text:span text:style-name="T78">1</text:span> 73 0<text:span text:style-name="T78">5</text:span> 0<text:span text:style-name="T78">6</text:span> 0<text:span text:style-name="T78">7</text:span> 0<text:span text:style-name="T78">8</text:span> <text:span text:style-name="T80">34</text:span></text:p>
      <text:p text:style-name="P78"><text:span text:style-name="T6">RX (Hex ) = </text:span>03 03 42 A0 E1</text:p>
      <text:p text:style-name="P37"/>
      <text:p text:style-name="P78"><text:span text:style-name="T22">Abrir cerradura </text:span><text:span text:style-name="T49">2</text:span><text:span text:style-name="T22"> con llave </text:span><text:span text:style-name="T29">05 06 07 08</text:span></text:p>
      <text:p text:style-name="P37">Tx (Hex) = <text:s/>03 0<text:span text:style-name="T61">7</text:span> 10 0<text:span text:style-name="T78">2</text:span> 0<text:span text:style-name="T78">5</text:span> 0<text:span text:style-name="T78">6</text:span> 0<text:span text:style-name="T78">7</text:span> 0<text:span text:style-name="T78">8</text:span> <text:span text:style-name="T80">19</text:span></text:p>
      <text:p text:style-name="P12">RX (Hex ) =03 03 10 A0 B3 </text:p>
      <text:p text:style-name="P37"/>
      <text:p text:style-name="P41">Cerrar cerradura <text:span text:style-name="T101">2</text:span> con llave <text:span text:style-name="T78">05060708</text:span></text:p>
      <text:p text:style-name="P79"><text:span text:style-name="T22">Tx (Hex) = <text:s/>03 0</text:span><text:span text:style-name="T30">7</text:span><text:span text:style-name="T22"> 1</text:span><text:span text:style-name="T31">1</text:span><text:span text:style-name="T22"> 0</text:span><text:span text:style-name="T32">2</text:span><text:span text:style-name="T22"> 0</text:span><text:span text:style-name="T29">5</text:span><text:span text:style-name="T22"> 0</text:span><text:span text:style-name="T29">6</text:span><text:span text:style-name="T22"> 0</text:span><text:span text:style-name="T29">7</text:span><text:span text:style-name="T22"> 0</text:span><text:span text:style-name="T29">8</text:span><text:span text:style-name="T22"> </text:span><text:span text:style-name="T34">18</text:span></text:p>
      <text:p text:style-name="P78"><text:span text:style-name="T6">RX (Hex ) = </text:span>03 03 11 A0 B2</text:p>
      <text:p text:style-name="P37"/>
      <text:p text:style-name="P45">Consulta sensores cerradura <text:span text:style-name="T79">2</text:span></text:p>
      <text:p text:style-name="P37">Tx (Hex) = <text:s/>03 0<text:span text:style-name="T65">3</text:span> <text:span text:style-name="T65">20</text:span> 0<text:span text:style-name="T79">2</text:span> <text:span text:style-name="T81">21</text:span></text:p>
      <text:p text:style-name="P78"><text:span text:style-name="T6">RX (Hex ) = </text:span>03 04 20 A0 33 B7 </text:p>
      <text:p text:style-name="P73"/>
      <text:p text:style-name="P73"/>
      <text:p text:style-name="P73"/>
      <text:p text:style-name="P8"/>
      <text:p text:style-name="P8"/>
      <text:p text:style-name="P8"/>
      <text:p text:style-name="P14">PARA CERRADURA 3 tipo B</text:p>
      <text:p text:style-name="P36">Trama inicializar llave<text:span text:style-name="T1"> </text:span><text:span text:style-name="T7">3</text:span><text:span text:style-name="T1"> </text:span></text:p>
      <text:p text:style-name="P36"><text:span text:style-name="T6">TX (Hex ) = </text:span>03 08 42 0<text:span text:style-name="T8">2</text:span> 73 01 02 03 04 <text:span text:style-name="T70">3</text:span><text:span text:style-name="T75">F</text:span></text:p>
      <text:p text:style-name="P74"><text:span text:style-name="T6">RX (Hex ) = </text:span>03 03 42 A0 E1</text:p>
      <text:p text:style-name="P10"/>
      <text:p text:style-name="P36"/>
      <text:p text:style-name="P36">Abrir cerradura<text:span text:style-name="T1"> </text:span><text:span text:style-name="T7">3</text:span><text:span text:style-name="T1"> </text:span>con llave 01020304</text:p>
      <text:p text:style-name="P36">Tx (Hex) = <text:s/>03 0<text:span text:style-name="T61">7</text:span> 10 0<text:span text:style-name="T7">3</text:span> 01 02 03 04 <text:span text:style-name="T70">1</text:span><text:span text:style-name="T76">0</text:span> </text:p>
      <text:p text:style-name="P74"><text:span text:style-name="T6">RX (Hex ) = </text:span>03 03 10 A0 B3 </text:p>
      <text:p text:style-name="P10"/>
      <text:p text:style-name="P36"/>
      <text:p text:style-name="P40"><text:soft-page-break/>Cerrar cerradura<text:span text:style-name="T1"> </text:span><text:span text:style-name="T7">3</text:span><text:span text:style-name="T1"> </text:span>con llave 01020304</text:p>
      <text:p text:style-name="P36">Tx (Hex) = <text:s/>03 0<text:span text:style-name="T61">7</text:span> 1<text:span text:style-name="T63">1</text:span> 0<text:span text:style-name="T7">3</text:span> 01 02 03 04 <text:span text:style-name="T70">1</text:span><text:span text:style-name="T76">1</text:span> </text:p>
      <text:p text:style-name="P74"><text:span text:style-name="T6">RX (Hex ) = </text:span>03 03 11 A0 B2 </text:p>
      <text:p text:style-name="P10"/>
      <text:p text:style-name="P36"/>
      <text:p text:style-name="P44">Consulta sensores cerradura <text:span text:style-name="T11">3</text:span></text:p>
      <text:p text:style-name="P36">Tx (Hex) = <text:s/>03 0<text:span text:style-name="T65">3</text:span> <text:span text:style-name="T65">20</text:span> 0<text:span text:style-name="T12">3</text:span> <text:s/><text:span text:style-name="T72">2</text:span><text:span text:style-name="T86">0</text:span></text:p>
      <text:p text:style-name="P74"><text:span text:style-name="T6">RX (Hex ) = </text:span>03 04 20 A0 33 B7</text:p>
      <text:p text:style-name="P10"/>
      <text:p text:style-name="P10"/>
      <text:p text:style-name="P15">ESCRITURA DATOS EEPROM</text:p>
      <text:p text:style-name="P15"/>
      <text:p text:style-name="P72"><text:span text:style-name="T9">Escritura valor 0x</text:span><text:span text:style-name="T10">FF</text:span><text:span text:style-name="T9"> en al direccion 0x0</text:span><text:span text:style-name="T10">0</text:span></text:p>
      <text:p text:style-name="P72"><text:span text:style-name="T22">Tx (Hex) = <text:s/>03 0</text:span><text:span text:style-name="T23">4</text:span><text:span text:style-name="T22"> </text:span><text:span text:style-name="T23">40</text:span><text:span text:style-name="T22"> 0</text:span><text:span text:style-name="T10">0</text:span><text:span text:style-name="T22"> </text:span><text:span text:style-name="T24">FF</text:span><text:span text:style-name="T23"> </text:span><text:span text:style-name="T24">BB</text:span></text:p>
      <text:p text:style-name="P72"><text:span text:style-name="T6">RX (Hex ) = </text:span>03 03 40 A0 E3 </text:p>
      <text:p text:style-name="P72"/>
      <text:p text:style-name="P60"/>
      <text:p text:style-name="P67">VERSION 2 PROCESO</text:p>
      <text:p text:style-name="P67"/>
      <text:p text:style-name="P67">Con el PIC programdo y con la memoria EEPROM toda en 0xFF</text:p>
      <text:list xml:id="list511451095" text:style-name="L2">
        <text:list-item>
          <text:p text:style-name="P150">Asignar la ll<text:span text:style-name="T113">a</text:span>ve de token usando el comando initblock, este comadno escribe la ll<text:span text:style-name="T113">a</text:span>ve de token y el primer valor d<text:span text:style-name="T113">e </text:span>tiempo para token.</text:p>
        </text:list-item>
        <text:list-item>
          <text:p text:style-name="P150">Formatear el bloque 0 con la llave de la cerradura 1 <text:span text:style-name="T115">( llave + random)</text:span> <text:span text:style-name="T115">y generando el token con la llave token.</text:span></text:p>
        </text:list-item>
        <text:list-item>
          <text:p text:style-name="P151">Formatear <text:span text:style-name="T114">el bloque 1 con la llave cerradura 2 </text:span><text:span text:style-name="T115">( llave + random)</text:span> <text:span text:style-name="T115">y generando el token con la llave token.</text:span></text:p>
        </text:list-item>
        <text:list-item>
          <text:p text:style-name="P152">Formatear el bloque 2 con la llave cerradura 3 <text:span text:style-name="T115">( llave + random)</text:span><text:span text:style-name="T116"> </text:span><text:span text:style-name="T115">y generando el token con la llave token.</text:span></text:p>
        </text:list-item>
      </text:list>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4T09:58:01.451000000</meta:creation-date>
    <dc:date>2022-09-22T13:41:08.591464348</dc:date>
    <meta:editing-duration>P1DT22H25M18S</meta:editing-duration>
    <meta:editing-cycles>117</meta:editing-cycles>
    <meta:generator>LibreOffice/7.3.5.2$Linux_X86_64 LibreOffice_project/30$Build-2</meta:generator>
    <meta:document-statistic meta:table-count="11" meta:image-count="0" meta:object-count="0" meta:page-count="13" meta:paragraph-count="516" meta:word-count="3355" meta:character-count="17937" meta:non-whitespace-character-count="15049"/>
  </office:meta>
</office:document-meta>
</file>